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irst Rele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6</text:p>
          </table:table-cell>
          <table:table-cell table:style-name="ce3" office:value-type="date" office:date-value="2012-08-08" calcext:value-type="date">
            <text:p>2012-08-08</text:p>
          </table:table-cell>
          <table:table-cell table:style-name="ce3" office:value-type="date" office:date-value="2012-08-09" calcext:value-type="date">
            <text:p>2012-08-09</text:p>
          </table:table-cell>
          <table:table-cell table:style-name="ce3" office:value-type="date" office:date-value="2012-08-10" calcext:value-type="date">
            <text:p>2012-08-10</text:p>
          </table:table-cell>
          <table:table-cell table:style-name="ce3" office:value-type="date" office:date-value="2012-08-12" calcext:value-type="date">
            <text:p>2012-08-12</text:p>
          </table:table-cell>
          <table:table-cell table:style-name="ce3" office:value-type="date" office:date-value="2012-08-15" calcext:value-type="date">
            <text:p>2012-08-15</text:p>
          </table:table-cell>
          <table:table-cell table:style-name="ce3" office:value-type="date" office:date-value="2012-08-17" calcext:value-type="date">
            <text:p>2012-08-17</text:p>
          </table:table-cell>
          <table:table-cell table:style-name="ce3" office:value-type="date" office:date-value="2012-08-19" calcext:value-type="date">
            <text:p>2012-08-19</text:p>
          </table:table-cell>
          <table:table-cell table:style-name="ce3" office:value-type="date" office:date-value="2012-08-21" calcext:value-type="date">
            <text:p>2012-08-21</text:p>
          </table:table-cell>
          <table:table-cell table:style-name="ce3" office:value-type="date" office:date-value="2012-08-22" calcext:value-type="date">
            <text:p>2012-08-22</text:p>
          </table:table-cell>
          <table:table-cell table:style-name="ce3" office:value-type="date" office:date-value="2012-08-24" calcext:value-type="date">
            <text:p>2012-08-24</text:p>
          </table:table-cell>
          <table:table-cell table:style-name="ce3" office:value-type="date" office:date-value="2012-08-25" calcext:value-type="date">
            <text:p>2012-08-25</text:p>
          </table:table-cell>
          <table:table-cell table:style-name="ce3" office:value-type="date" office:date-value="2012-08-27" calcext:value-type="date">
            <text:p>2012-08-27</text:p>
          </table:table-cell>
          <table:table-cell table:style-name="ce3" office:value-type="date" office:date-value="2012-08-30" calcext:value-type="date">
            <text:p>2012-08-30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table:number-columns-repeated="15"/>
          <table:table-cell table:number-columns-repeated="994"/>
        </table:table-row>
        <table:table-row table:style-name="ro1">
          <table:table-cell table:style-name="ce1"/>
          <table:table-cell table:style-name="ce1" table:formula="of:=DAYS([.B2];[.B2])" office:value-type="float" office:value="0" calcext:value-type="float">
            <text:p>0</text:p>
          </table:table-cell>
          <table:table-cell table:style-name="ce1" table:formula="of:=DAYS([.C2];[.$B2])" office:value-type="float" office:value="1" calcext:value-type="float">
            <text:p>1</text:p>
          </table:table-cell>
          <table:table-cell table:style-name="ce1" table:formula="of:=DAYS([.D2];[.$B2])" office:value-type="float" office:value="2" calcext:value-type="float">
            <text:p>2</text:p>
          </table:table-cell>
          <table:table-cell table:style-name="ce1" table:formula="of:=DAYS([.E2];[.$B2])" office:value-type="float" office:value="4" calcext:value-type="float">
            <text:p>4</text:p>
          </table:table-cell>
          <table:table-cell table:style-name="ce1" table:formula="of:=DAYS([.F2];[.$B2])" office:value-type="float" office:value="7" calcext:value-type="float">
            <text:p>7</text:p>
          </table:table-cell>
          <table:table-cell table:style-name="ce1" table:formula="of:=DAYS([.G2];[.$B2])" office:value-type="float" office:value="9" calcext:value-type="float">
            <text:p>9</text:p>
          </table:table-cell>
          <table:table-cell table:style-name="ce1" table:formula="of:=DAYS([.H2];[.$B2])" office:value-type="float" office:value="11" calcext:value-type="float">
            <text:p>11</text:p>
          </table:table-cell>
          <table:table-cell table:style-name="ce1" table:formula="of:=DAYS([.I2];[.$B2])" office:value-type="float" office:value="13" calcext:value-type="float">
            <text:p>13</text:p>
          </table:table-cell>
          <table:table-cell table:style-name="ce1" table:formula="of:=DAYS([.J2];[.$B2])" office:value-type="float" office:value="14" calcext:value-type="float">
            <text:p>14</text:p>
          </table:table-cell>
          <table:table-cell table:style-name="ce1" table:formula="of:=DAYS([.K2];[.$B2])" office:value-type="float" office:value="16" calcext:value-type="float">
            <text:p>16</text:p>
          </table:table-cell>
          <table:table-cell table:style-name="ce1" table:formula="of:=DAYS([.L2];[.$B2])" office:value-type="float" office:value="17" calcext:value-type="float">
            <text:p>17</text:p>
          </table:table-cell>
          <table:table-cell table:style-name="ce1" table:formula="of:=DAYS([.M2];[.$B2])" office:value-type="float" office:value="19" calcext:value-type="float">
            <text:p>19</text:p>
          </table:table-cell>
          <table:table-cell table:style-name="ce1" table:formula="of:=DAYS([.N2];[.$B2])" office:value-type="float" office:value="22" calcext:value-type="float">
            <text:p>22</text:p>
          </table:table-cell>
          <table:table-cell table:style-name="ce1" table:formula="of:=DAYS([.O2];[.$B2])" office:value-type="float" office:value="23" calcext:value-type="float">
            <text:p>23</text:p>
          </table:table-cell>
          <table:table-cell table:style-name="ce1" table:formula="of:=DAYS([.P2];[.$B2])" office:value-type="float" office:value="-41129" calcext:value-type="float">
            <text:p>-41129</text:p>
          </table:table-cell>
          <table:table-cell table:style-name="ce1" table:formula="of:=DAYS([.Q2];[.$B2])" office:value-type="float" office:value="-41129" calcext:value-type="float">
            <text:p>-41129</text:p>
          </table:table-cell>
          <table:table-cell table:style-name="ce1" table:formula="of:=DAYS([.R2];[.$B2])" office:value-type="float" office:value="-41129" calcext:value-type="float">
            <text:p>-41129</text:p>
          </table:table-cell>
          <table:table-cell table:style-name="ce1" table:formula="of:=DAYS([.S2];[.$B2])" office:value-type="float" office:value="-41129" calcext:value-type="float">
            <text:p>-41129</text:p>
          </table:table-cell>
          <table:table-cell table:style-name="ce1" table:formula="of:=DAYS([.T2];[.$B2])" office:value-type="float" office:value="-41129" calcext:value-type="float">
            <text:p>-41129</text:p>
          </table:table-cell>
          <table:table-cell table:style-name="ce1" table:formula="of:=DAYS([.U2];[.$B2])" office:value-type="float" office:value="-41129" calcext:value-type="float">
            <text:p>-41129</text:p>
          </table:table-cell>
          <table:table-cell table:style-name="ce1" table:formula="of:=DAYS([.V2];[.$B2])" office:value-type="float" office:value="-41129" calcext:value-type="float">
            <text:p>-41129</text:p>
          </table:table-cell>
          <table:table-cell table:style-name="ce1" table:formula="of:=DAYS([.W2];[.$B2])" office:value-type="float" office:value="-41129" calcext:value-type="float">
            <text:p>-41129</text:p>
          </table:table-cell>
          <table:table-cell table:style-name="ce1" table:formula="of:=DAYS([.X2];[.$B2])" office:value-type="float" office:value="-41129" calcext:value-type="float">
            <text:p>-41129</text:p>
          </table:table-cell>
          <table:table-cell table:style-name="ce1" table:formula="of:=DAYS([.Y2];[.$B2])" office:value-type="float" office:value="-41129" calcext:value-type="float">
            <text:p>-41129</text:p>
          </table:table-cell>
          <table:table-cell table:style-name="ce1" table:formula="of:=DAYS([.Z2];[.$B2])" office:value-type="float" office:value="-41129" calcext:value-type="float">
            <text:p>-41129</text:p>
          </table:table-cell>
          <table:table-cell table:style-name="ce1" table:formula="of:=DAYS([.AA2];[.$B2])" office:value-type="float" office:value="-41129" calcext:value-type="float">
            <text:p>-41129</text:p>
          </table:table-cell>
          <table:table-cell table:style-name="ce1" table:formula="of:=DAYS([.AB2];[.$B2])" office:value-type="float" office:value="-41129" calcext:value-type="float">
            <text:p>-41129</text:p>
          </table:table-cell>
          <table:table-cell table:style-name="ce1" table:formula="of:=DAYS([.AC2];[.$B2])" office:value-type="float" office:value="-41129" calcext:value-type="float">
            <text:p>-41129</text:p>
          </table:table-cell>
          <table:table-cell table:style-name="ce1" table:formula="of:=DAYS([.AD2];[.$B2])" office:value-type="float" office:value="-41129" calcext:value-type="float">
            <text:p>-41129</text:p>
          </table:table-cell>
          <table:table-cell table:style-name="ce1" table:number-columns-repeated="99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formula="of:=[.B4]" office:value-type="float" office:value="6" calcext:value-type="float">
            <text:p>6</text:p>
          </table:table-cell>
          <table:table-cell table:formula="of:=[.B5]+[.C4]" office:value-type="float" office:value="7" calcext:value-type="float">
            <text:p>7</text:p>
          </table:table-cell>
          <table:table-cell table:formula="of:=[.C5]+[.D4]" office:value-type="float" office:value="8" calcext:value-type="float">
            <text:p>8</text:p>
          </table:table-cell>
          <table:table-cell table:formula="of:=[.D5]+[.E4]" office:value-type="float" office:value="10" calcext:value-type="float">
            <text:p>10</text:p>
          </table:table-cell>
          <table:table-cell table:formula="of:=[.E5]+[.F4]" office:value-type="float" office:value="8" calcext:value-type="float">
            <text:p>8</text:p>
          </table:table-cell>
          <table:table-cell table:formula="of:=[.F5]+[.G4]" office:value-type="float" office:value="10" calcext:value-type="float">
            <text:p>10</text:p>
          </table:table-cell>
          <table:table-cell table:formula="of:=[.G5]+[.H4]" office:value-type="float" office:value="11" calcext:value-type="float">
            <text:p>11</text:p>
          </table:table-cell>
          <table:table-cell table:formula="of:=[.H5]+[.I4]" office:value-type="float" office:value="15" calcext:value-type="float">
            <text:p>15</text:p>
          </table:table-cell>
          <table:table-cell table:formula="of:=[.I5]+[.J4]" office:value-type="float" office:value="16" calcext:value-type="float">
            <text:p>16</text:p>
          </table:table-cell>
          <table:table-cell table:formula="of:=[.J5]+[.K4]" office:value-type="float" office:value="15" calcext:value-type="float">
            <text:p>15</text:p>
          </table:table-cell>
          <table:table-cell table:formula="of:=[.K5]+[.L4]" office:value-type="float" office:value="16" calcext:value-type="float">
            <text:p>16</text:p>
          </table:table-cell>
          <table:table-cell table:formula="of:=[.L5]+[.M4]" office:value-type="float" office:value="17" calcext:value-type="float">
            <text:p>17</text:p>
          </table:table-cell>
          <table:table-cell table:formula="of:=[.M5]+[.N4]" office:value-type="float" office:value="18" calcext:value-type="float">
            <text:p>18</text:p>
          </table:table-cell>
          <table:table-cell table:formula="of:=[.N5]+[.O4]" office:value-type="float" office:value="18" calcext:value-type="float">
            <text:p>18</text:p>
          </table:table-cell>
          <table:table-cell table:formula="of:=[.O5]+[.P4]" office:value-type="float" office:value="18" calcext:value-type="float">
            <text:p>18</text:p>
          </table:table-cell>
          <table:table-cell table:formula="of:=[.P5]+[.Q4]" office:value-type="float" office:value="18" calcext:value-type="float">
            <text:p>18</text:p>
          </table:table-cell>
          <table:table-cell table:formula="of:=[.Q5]+[.R4]" office:value-type="float" office:value="18" calcext:value-type="float">
            <text:p>18</text:p>
          </table:table-cell>
          <table:table-cell table:formula="of:=[.R5]+[.S4]" office:value-type="float" office:value="18" calcext:value-type="float">
            <text:p>18</text:p>
          </table:table-cell>
          <table:table-cell table:formula="of:=[.S5]+[.T4]" office:value-type="float" office:value="18" calcext:value-type="float">
            <text:p>18</text:p>
          </table:table-cell>
          <table:table-cell table:formula="of:=[.T5]+[.U4]" office:value-type="float" office:value="18" calcext:value-type="float">
            <text:p>18</text:p>
          </table:table-cell>
          <table:table-cell table:formula="of:=[.U5]+[.V4]" office:value-type="float" office:value="18" calcext:value-type="float">
            <text:p>18</text:p>
          </table:table-cell>
          <table:table-cell table:formula="of:=[.V5]+[.W4]" office:value-type="float" office:value="18" calcext:value-type="float">
            <text:p>18</text:p>
          </table:table-cell>
          <table:table-cell table:formula="of:=[.W5]+[.X4]" office:value-type="float" office:value="18" calcext:value-type="float">
            <text:p>18</text:p>
          </table:table-cell>
          <table:table-cell table:formula="of:=[.X5]+[.Y4]" office:value-type="float" office:value="18" calcext:value-type="float">
            <text:p>18</text:p>
          </table:table-cell>
          <table:table-cell table:formula="of:=[.Y5]+[.Z4]" office:value-type="float" office:value="18" calcext:value-type="float">
            <text:p>18</text:p>
          </table:table-cell>
          <table:table-cell table:formula="of:=[.Z5]+[.AA4]" office:value-type="float" office:value="18" calcext:value-type="float">
            <text:p>18</text:p>
          </table:table-cell>
          <table:table-cell table:formula="of:=[.AA5]+[.AB4]" office:value-type="float" office:value="18" calcext:value-type="float">
            <text:p>18</text:p>
          </table:table-cell>
          <table:table-cell table:formula="of:=[.AB5]+[.AC4]" office:value-type="float" office:value="18" calcext:value-type="float">
            <text:p>18</text:p>
          </table:table-cell>
          <table:table-cell table:formula="of:=[.AC5]+[.AD4]" office:value-type="float" office:value="18" calcext:value-type="float">
            <text:p>18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4.0</text:p>
          </table:table-cell>
          <table:table-cell table:style-name="ce4" office:value-type="date" office:date-value="2013-02-13" calcext:value-type="date">
            <text:p>2013-02-13</text:p>
          </table:table-cell>
          <table:table-cell table:style-name="ce3" table:number-columns-repeated="6"/>
          <table:table-cell table:style-name="ce2" table:number-columns-repeated="1016"/>
        </table:table-row>
        <table:table-row table:style-name="ro1"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5" table:formula="of:=[.B7]" office:value-type="float" office:value="6" calcext:value-type="float">
            <text:p>6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4.1</text:p>
          </table:table-cell>
          <table:table-cell table:style-name="ce3" office:value-type="date" office:date-value="2013-07-25" calcext:value-type="date">
            <text:p>2013-07-2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5" table:formula="of:=[.B10]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6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estone</text:p>
          </table:table-cell>
          <table:table-cell table:style-name="ce3" office:value-type="string" calcext:value-type="string">
            <text:p>.0 Release</text:p>
          </table:table-cell>
          <table:table-cell table:style-name="ce3" office:value-type="date" office:date-value="2012-08-08" calcext:value-type="date">
            <text:p>2012-08-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B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float" office:value="35669" calcext:value-type="float">
            <text:p>35669</text:p>
          </table:table-cell>
          <table:table-cell table:formula="of:=HYPERLINK(CONCATENATE(&quot;https://bugs.freedesktop.org/show_bug.cgi?id=&quot;; [.A3]); [.A3])" office:value-type="float" office:value="35669" calcext:value-type="float">
            <text:p>35669</text:p>
          </table:table-cell>
          <table:table-cell table:style-name="ce3" office:value-type="date" office:date-value="2012-11-29" calcext:value-type="date">
            <text:p>2012-11-29</text:p>
          </table:table-cell>
          <table:table-cell table:number-columns-repeated="2"/>
        </table:table-row>
        <table:table-row table:style-name="ro1">
          <table:table-cell office:value-type="float" office:value="36799" calcext:value-type="float">
            <text:p>36799</text:p>
          </table:table-cell>
          <table:table-cell table:formula="of:=HYPERLINK(CONCATENATE(&quot;https://bugs.freedesktop.org/show_bug.cgi?id=&quot;; [.A4]); [.A4])" office:value-type="float" office:value="36799" calcext:value-type="float">
            <text:p>36799</text:p>
          </table:table-cell>
          <table:table-cell table:style-name="ce3" office:value-type="date" office:date-value="2013-05-06" calcext:value-type="date">
            <text:p>2013-05-06</text:p>
          </table:table-cell>
          <table:table-cell table:number-columns-repeated="2"/>
        </table:table-row>
        <table:table-row table:style-name="ro1">
          <table:table-cell office:value-type="float" office:value="46060" calcext:value-type="float">
            <text:p>46060</text:p>
          </table:table-cell>
          <table:table-cell table:formula="of:=HYPERLINK(CONCATENATE(&quot;https://bugs.freedesktop.org/show_bug.cgi?id=&quot;; [.A5]); [.A5])" office:value-type="float" office:value="46060" calcext:value-type="float">
            <text:p>46060</text:p>
          </table:table-cell>
          <table:table-cell table:number-columns-repeated="3"/>
        </table:table-row>
        <table:table-row table:style-name="ro1">
          <table:table-cell office:value-type="float" office:value="50057" calcext:value-type="float">
            <text:p>50057</text:p>
          </table:table-cell>
          <table:table-cell table:formula="of:=HYPERLINK(CONCATENATE(&quot;https://bugs.freedesktop.org/show_bug.cgi?id=&quot;; [.A6]); [.A6])" office:value-type="float" office:value="50057" calcext:value-type="float">
            <text:p>50057</text:p>
          </table:table-cell>
          <table:table-cell table:number-columns-repeated="3"/>
        </table:table-row>
        <table:table-row table:style-name="ro1">
          <table:table-cell office:value-type="float" office:value="51554" calcext:value-type="float">
            <text:p>51554</text:p>
          </table:table-cell>
          <table:table-cell table:formula="of:=HYPERLINK(CONCATENATE(&quot;https://bugs.freedesktop.org/show_bug.cgi?id=&quot;; [.A7]); [.A7])" office:value-type="float" office:value="51554" calcext:value-type="float">
            <text:p>51554</text:p>
          </table:table-cell>
          <table:table-cell table:number-columns-repeated="3"/>
        </table:table-row>
        <table:table-row table:style-name="ro1">
          <table:table-cell office:value-type="float" office:value="33281" calcext:value-type="float">
            <text:p>33281</text:p>
          </table:table-cell>
          <table:table-cell table:formula="of:=HYPERLINK(CONCATENATE(&quot;https://bugs.freedesktop.org/show_bug.cgi?id=&quot;; [.A8]); [.A8])" office:value-type="float" office:value="33281" calcext:value-type="float">
            <text:p>33281</text:p>
          </table:table-cell>
          <table:table-cell table:number-columns-repeated="3"/>
        </table:table-row>
        <table:table-row table:style-name="ro1">
          <table:table-cell office:value-type="float" office:value="33302" calcext:value-type="float">
            <text:p>33302</text:p>
          </table:table-cell>
          <table:table-cell table:formula="of:=HYPERLINK(CONCATENATE(&quot;https://bugs.freedesktop.org/show_bug.cgi?id=&quot;; [.A9]); [.A9])" office:value-type="float" office:value="33302" calcext:value-type="float">
            <text:p>33302</text:p>
          </table:table-cell>
          <table:table-cell table:number-columns-repeated="3"/>
        </table:table-row>
        <table:table-row table:style-name="ro1">
          <table:table-cell office:value-type="float" office:value="34548" calcext:value-type="float">
            <text:p>34548</text:p>
          </table:table-cell>
          <table:table-cell table:formula="of:=HYPERLINK(CONCATENATE(&quot;https://bugs.freedesktop.org/show_bug.cgi?id=&quot;; [.A10]); [.A10])" office:value-type="float" office:value="34548" calcext:value-type="float">
            <text:p>34548</text:p>
          </table:table-cell>
          <table:table-cell table:number-columns-repeated="3"/>
        </table:table-row>
        <table:table-row table:style-name="ro1">
          <table:table-cell office:value-type="float" office:value="34984" calcext:value-type="float">
            <text:p>34984</text:p>
          </table:table-cell>
          <table:table-cell table:formula="of:=HYPERLINK(CONCATENATE(&quot;https://bugs.freedesktop.org/show_bug.cgi?id=&quot;; [.A11]); [.A11])" office:value-type="float" office:value="34984" calcext:value-type="float">
            <text:p>34984</text:p>
          </table:table-cell>
          <table:table-cell table:number-columns-repeated="3"/>
        </table:table-row>
        <table:table-row table:style-name="ro1">
          <table:table-cell office:value-type="float" office:value="35785" calcext:value-type="float">
            <text:p>35785</text:p>
          </table:table-cell>
          <table:table-cell table:formula="of:=HYPERLINK(CONCATENATE(&quot;https://bugs.freedesktop.org/show_bug.cgi?id=&quot;; [.A12]); [.A12])" office:value-type="float" office:value="35785" calcext:value-type="float">
            <text:p>35785</text:p>
          </table:table-cell>
          <table:table-cell table:number-columns-repeated="3"/>
        </table:table-row>
        <table:table-row table:style-name="ro1">
          <table:table-cell office:value-type="float" office:value="36876" calcext:value-type="float">
            <text:p>36876</text:p>
          </table:table-cell>
          <table:table-cell table:formula="of:=HYPERLINK(CONCATENATE(&quot;https://bugs.freedesktop.org/show_bug.cgi?id=&quot;; [.A13]); [.A13])" office:value-type="float" office:value="36876" calcext:value-type="float">
            <text:p>36876</text:p>
          </table:table-cell>
          <table:table-cell table:number-columns-repeated="3"/>
        </table:table-row>
        <table:table-row table:style-name="ro1">
          <table:table-cell office:value-type="float" office:value="39066" calcext:value-type="float">
            <text:p>39066</text:p>
          </table:table-cell>
          <table:table-cell table:formula="of:=HYPERLINK(CONCATENATE(&quot;https://bugs.freedesktop.org/show_bug.cgi?id=&quot;; [.A14]); [.A14])" office:value-type="float" office:value="39066" calcext:value-type="float">
            <text:p>39066</text:p>
          </table:table-cell>
          <table:table-cell table:number-columns-repeated="3"/>
        </table:table-row>
        <table:table-row table:style-name="ro1">
          <table:table-cell office:value-type="float" office:value="40421" calcext:value-type="float">
            <text:p>40421</text:p>
          </table:table-cell>
          <table:table-cell table:formula="of:=HYPERLINK(CONCATENATE(&quot;https://bugs.freedesktop.org/show_bug.cgi?id=&quot;; [.A15]); [.A15])" office:value-type="float" office:value="40421" calcext:value-type="float">
            <text:p>40421</text:p>
          </table:table-cell>
          <table:table-cell table:number-columns-repeated="3"/>
        </table:table-row>
        <table:table-row table:style-name="ro1">
          <table:table-cell office:value-type="float" office:value="40539" calcext:value-type="float">
            <text:p>40539</text:p>
          </table:table-cell>
          <table:table-cell table:formula="of:=HYPERLINK(CONCATENATE(&quot;https://bugs.freedesktop.org/show_bug.cgi?id=&quot;; [.A16]); [.A16])" office:value-type="float" office:value="40539" calcext:value-type="float">
            <text:p>40539</text:p>
          </table:table-cell>
          <table:table-cell table:number-columns-repeated="3"/>
        </table:table-row>
        <table:table-row table:style-name="ro1">
          <table:table-cell office:value-type="float" office:value="42134" calcext:value-type="float">
            <text:p>42134</text:p>
          </table:table-cell>
          <table:table-cell table:formula="of:=HYPERLINK(CONCATENATE(&quot;https://bugs.freedesktop.org/show_bug.cgi?id=&quot;; [.A17]); [.A17])" office:value-type="float" office:value="42134" calcext:value-type="float">
            <text:p>42134</text:p>
          </table:table-cell>
          <table:table-cell table:number-columns-repeated="3"/>
        </table:table-row>
        <table:table-row table:style-name="ro1">
          <table:table-cell office:value-type="float" office:value="42144" calcext:value-type="float">
            <text:p>42144</text:p>
          </table:table-cell>
          <table:table-cell table:formula="of:=HYPERLINK(CONCATENATE(&quot;https://bugs.freedesktop.org/show_bug.cgi?id=&quot;; [.A18]); [.A18])" office:value-type="float" office:value="42144" calcext:value-type="float">
            <text:p>42144</text:p>
          </table:table-cell>
          <table:table-cell table:number-columns-repeated="3"/>
        </table:table-row>
        <table:table-row table:style-name="ro1">
          <table:table-cell office:value-type="float" office:value="42899" calcext:value-type="float">
            <text:p>42899</text:p>
          </table:table-cell>
          <table:table-cell table:formula="of:=HYPERLINK(CONCATENATE(&quot;https://bugs.freedesktop.org/show_bug.cgi?id=&quot;; [.A19]); [.A19])" office:value-type="float" office:value="42899" calcext:value-type="float">
            <text:p>42899</text:p>
          </table:table-cell>
          <table:table-cell table:number-columns-repeated="3"/>
        </table:table-row>
        <table:table-row table:style-name="ro1">
          <table:table-cell office:value-type="float" office:value="43030" calcext:value-type="float">
            <text:p>43030</text:p>
          </table:table-cell>
          <table:table-cell table:formula="of:=HYPERLINK(CONCATENATE(&quot;https://bugs.freedesktop.org/show_bug.cgi?id=&quot;; [.A20]); [.A20])" office:value-type="float" office:value="43030" calcext:value-type="float">
            <text:p>43030</text:p>
          </table:table-cell>
          <table:table-cell table:number-columns-repeated="3"/>
        </table:table-row>
        <table:table-row table:style-name="ro1">
          <table:table-cell office:value-type="float" office:value="43105" calcext:value-type="float">
            <text:p>43105</text:p>
          </table:table-cell>
          <table:table-cell table:formula="of:=HYPERLINK(CONCATENATE(&quot;https://bugs.freedesktop.org/show_bug.cgi?id=&quot;; [.A21]); [.A21])" office:value-type="float" office:value="43105" calcext:value-type="float">
            <text:p>43105</text:p>
          </table:table-cell>
          <table:table-cell table:number-columns-repeated="3"/>
        </table:table-row>
        <table:table-row table:style-name="ro1">
          <table:table-cell office:value-type="float" office:value="43641" calcext:value-type="float">
            <text:p>43641</text:p>
          </table:table-cell>
          <table:table-cell table:formula="of:=HYPERLINK(CONCATENATE(&quot;https://bugs.freedesktop.org/show_bug.cgi?id=&quot;; [.A22]); [.A22])" office:value-type="float" office:value="43641" calcext:value-type="float">
            <text:p>43641</text:p>
          </table:table-cell>
          <table:table-cell table:number-columns-repeated="3"/>
        </table:table-row>
        <table:table-row table:style-name="ro1">
          <table:table-cell office:value-type="float" office:value="43765" calcext:value-type="float">
            <text:p>43765</text:p>
          </table:table-cell>
          <table:table-cell table:formula="of:=HYPERLINK(CONCATENATE(&quot;https://bugs.freedesktop.org/show_bug.cgi?id=&quot;; [.A23]); [.A23])" office:value-type="float" office:value="43765" calcext:value-type="float">
            <text:p>43765</text:p>
          </table:table-cell>
          <table:table-cell table:number-columns-repeated="3"/>
        </table:table-row>
        <table:table-row table:style-name="ro1">
          <table:table-cell office:value-type="float" office:value="44664" calcext:value-type="float">
            <text:p>44664</text:p>
          </table:table-cell>
          <table:table-cell table:formula="of:=HYPERLINK(CONCATENATE(&quot;https://bugs.freedesktop.org/show_bug.cgi?id=&quot;; [.A24]); [.A24])" office:value-type="float" office:value="44664" calcext:value-type="float">
            <text:p>44664</text:p>
          </table:table-cell>
          <table:table-cell table:number-columns-repeated="3"/>
        </table:table-row>
        <table:table-row table:style-name="ro1">
          <table:table-cell office:value-type="float" office:value="45019" calcext:value-type="float">
            <text:p>45019</text:p>
          </table:table-cell>
          <table:table-cell table:formula="of:=HYPERLINK(CONCATENATE(&quot;https://bugs.freedesktop.org/show_bug.cgi?id=&quot;; [.A25]); [.A25])" office:value-type="float" office:value="45019" calcext:value-type="float">
            <text:p>45019</text:p>
          </table:table-cell>
          <table:table-cell table:number-columns-repeated="3"/>
        </table:table-row>
        <table:table-row table:style-name="ro1">
          <table:table-cell office:value-type="float" office:value="45233" calcext:value-type="float">
            <text:p>45233</text:p>
          </table:table-cell>
          <table:table-cell table:formula="of:=HYPERLINK(CONCATENATE(&quot;https://bugs.freedesktop.org/show_bug.cgi?id=&quot;; [.A26]); [.A26])" office:value-type="float" office:value="45233" calcext:value-type="float">
            <text:p>45233</text:p>
          </table:table-cell>
          <table:table-cell table:number-columns-repeated="3"/>
        </table:table-row>
        <table:table-row table:style-name="ro1">
          <table:table-cell office:value-type="float" office:value="45355" calcext:value-type="float">
            <text:p>45355</text:p>
          </table:table-cell>
          <table:table-cell table:formula="of:=HYPERLINK(CONCATENATE(&quot;https://bugs.freedesktop.org/show_bug.cgi?id=&quot;; [.A27]); [.A27])" office:value-type="float" office:value="45355" calcext:value-type="float">
            <text:p>45355</text:p>
          </table:table-cell>
          <table:table-cell table:number-columns-repeated="3"/>
        </table:table-row>
        <table:table-row table:style-name="ro1">
          <table:table-cell office:value-type="float" office:value="45600" calcext:value-type="float">
            <text:p>45600</text:p>
          </table:table-cell>
          <table:table-cell table:formula="of:=HYPERLINK(CONCATENATE(&quot;https://bugs.freedesktop.org/show_bug.cgi?id=&quot;; [.A28]); [.A28])" office:value-type="float" office:value="45600" calcext:value-type="float">
            <text:p>45600</text:p>
          </table:table-cell>
          <table:table-cell table:number-columns-repeated="3"/>
        </table:table-row>
        <table:table-row table:style-name="ro1">
          <table:table-cell office:value-type="float" office:value="46278" calcext:value-type="float">
            <text:p>46278</text:p>
          </table:table-cell>
          <table:table-cell table:formula="of:=HYPERLINK(CONCATENATE(&quot;https://bugs.freedesktop.org/show_bug.cgi?id=&quot;; [.A29]); [.A29])" office:value-type="float" office:value="46278" calcext:value-type="float">
            <text:p>46278</text:p>
          </table:table-cell>
          <table:table-cell table:number-columns-repeated="3"/>
        </table:table-row>
        <table:table-row table:style-name="ro1">
          <table:table-cell office:value-type="float" office:value="46553" calcext:value-type="float">
            <text:p>46553</text:p>
          </table:table-cell>
          <table:table-cell table:formula="of:=HYPERLINK(CONCATENATE(&quot;https://bugs.freedesktop.org/show_bug.cgi?id=&quot;; [.A30]); [.A30])" office:value-type="float" office:value="46553" calcext:value-type="float">
            <text:p>46553</text:p>
          </table:table-cell>
          <table:table-cell table:number-columns-repeated="3"/>
        </table:table-row>
        <table:table-row table:style-name="ro1">
          <table:table-cell office:value-type="float" office:value="46716" calcext:value-type="float">
            <text:p>46716</text:p>
          </table:table-cell>
          <table:table-cell table:formula="of:=HYPERLINK(CONCATENATE(&quot;https://bugs.freedesktop.org/show_bug.cgi?id=&quot;; [.A31]); [.A31])" office:value-type="float" office:value="46716" calcext:value-type="float">
            <text:p>46716</text:p>
          </table:table-cell>
          <table:table-cell table:number-columns-repeated="3"/>
        </table:table-row>
        <table:table-row table:style-name="ro1">
          <table:table-cell office:value-type="float" office:value="47838" calcext:value-type="float">
            <text:p>47838</text:p>
          </table:table-cell>
          <table:table-cell table:formula="of:=HYPERLINK(CONCATENATE(&quot;https://bugs.freedesktop.org/show_bug.cgi?id=&quot;; [.A32]); [.A32])" office:value-type="float" office:value="47838" calcext:value-type="float">
            <text:p>47838</text:p>
          </table:table-cell>
          <table:table-cell table:number-columns-repeated="3"/>
        </table:table-row>
        <table:table-row table:style-name="ro1">
          <table:table-cell office:value-type="float" office:value="48039" calcext:value-type="float">
            <text:p>48039</text:p>
          </table:table-cell>
          <table:table-cell table:formula="of:=HYPERLINK(CONCATENATE(&quot;https://bugs.freedesktop.org/show_bug.cgi?id=&quot;; [.A33]); [.A33])" office:value-type="float" office:value="48039" calcext:value-type="float">
            <text:p>48039</text:p>
          </table:table-cell>
          <table:table-cell table:number-columns-repeated="3"/>
        </table:table-row>
        <table:table-row table:style-name="ro1">
          <table:table-cell office:value-type="float" office:value="48056" calcext:value-type="float">
            <text:p>48056</text:p>
          </table:table-cell>
          <table:table-cell table:formula="of:=HYPERLINK(CONCATENATE(&quot;https://bugs.freedesktop.org/show_bug.cgi?id=&quot;; [.A34]); [.A34])" office:value-type="float" office:value="48056" calcext:value-type="float">
            <text:p>48056</text:p>
          </table:table-cell>
          <table:table-cell table:number-columns-repeated="3"/>
        </table:table-row>
        <table:table-row table:style-name="ro1">
          <table:table-cell office:value-type="float" office:value="48243" calcext:value-type="float">
            <text:p>48243</text:p>
          </table:table-cell>
          <table:table-cell table:formula="of:=HYPERLINK(CONCATENATE(&quot;https://bugs.freedesktop.org/show_bug.cgi?id=&quot;; [.A35]); [.A35])" office:value-type="float" office:value="48243" calcext:value-type="float">
            <text:p>48243</text:p>
          </table:table-cell>
          <table:table-cell table:number-columns-repeated="3"/>
        </table:table-row>
        <table:table-row table:style-name="ro1">
          <table:table-cell office:value-type="float" office:value="48333" calcext:value-type="float">
            <text:p>48333</text:p>
          </table:table-cell>
          <table:table-cell table:formula="of:=HYPERLINK(CONCATENATE(&quot;https://bugs.freedesktop.org/show_bug.cgi?id=&quot;; [.A36]); [.A36])" office:value-type="float" office:value="48333" calcext:value-type="float">
            <text:p>48333</text:p>
          </table:table-cell>
          <table:table-cell table:number-columns-repeated="3"/>
        </table:table-row>
        <table:table-row table:style-name="ro1">
          <table:table-cell office:value-type="float" office:value="48360" calcext:value-type="float">
            <text:p>48360</text:p>
          </table:table-cell>
          <table:table-cell table:formula="of:=HYPERLINK(CONCATENATE(&quot;https://bugs.freedesktop.org/show_bug.cgi?id=&quot;; [.A37]); [.A37])" office:value-type="float" office:value="48360" calcext:value-type="float">
            <text:p>48360</text:p>
          </table:table-cell>
          <table:table-cell table:number-columns-repeated="3"/>
        </table:table-row>
        <table:table-row table:style-name="ro1">
          <table:table-cell office:value-type="float" office:value="48368" calcext:value-type="float">
            <text:p>48368</text:p>
          </table:table-cell>
          <table:table-cell table:formula="of:=HYPERLINK(CONCATENATE(&quot;https://bugs.freedesktop.org/show_bug.cgi?id=&quot;; [.A38]); [.A38])" office:value-type="float" office:value="48368" calcext:value-type="float">
            <text:p>48368</text:p>
          </table:table-cell>
          <table:table-cell table:number-columns-repeated="3"/>
        </table:table-row>
        <table:table-row table:style-name="ro1">
          <table:table-cell office:value-type="float" office:value="48377" calcext:value-type="float">
            <text:p>48377</text:p>
          </table:table-cell>
          <table:table-cell table:formula="of:=HYPERLINK(CONCATENATE(&quot;https://bugs.freedesktop.org/show_bug.cgi?id=&quot;; [.A39]); [.A39])" office:value-type="float" office:value="48377" calcext:value-type="float">
            <text:p>48377</text:p>
          </table:table-cell>
          <table:table-cell table:number-columns-repeated="3"/>
        </table:table-row>
        <table:table-row table:style-name="ro1">
          <table:table-cell office:value-type="float" office:value="48569" calcext:value-type="float">
            <text:p>48569</text:p>
          </table:table-cell>
          <table:table-cell table:formula="of:=HYPERLINK(CONCATENATE(&quot;https://bugs.freedesktop.org/show_bug.cgi?id=&quot;; [.A40]); [.A40])" office:value-type="float" office:value="48569" calcext:value-type="float">
            <text:p>48569</text:p>
          </table:table-cell>
          <table:table-cell table:number-columns-repeated="3"/>
        </table:table-row>
        <table:table-row table:style-name="ro1">
          <table:table-cell office:value-type="float" office:value="48775" calcext:value-type="float">
            <text:p>48775</text:p>
          </table:table-cell>
          <table:table-cell table:formula="of:=HYPERLINK(CONCATENATE(&quot;https://bugs.freedesktop.org/show_bug.cgi?id=&quot;; [.A41]); [.A41])" office:value-type="float" office:value="48775" calcext:value-type="float">
            <text:p>48775</text:p>
          </table:table-cell>
          <table:table-cell table:number-columns-repeated="3"/>
        </table:table-row>
        <table:table-row table:style-name="ro1">
          <table:table-cell office:value-type="float" office:value="48946" calcext:value-type="float">
            <text:p>48946</text:p>
          </table:table-cell>
          <table:table-cell table:formula="of:=HYPERLINK(CONCATENATE(&quot;https://bugs.freedesktop.org/show_bug.cgi?id=&quot;; [.A42]); [.A42])" office:value-type="float" office:value="48946" calcext:value-type="float">
            <text:p>48946</text:p>
          </table:table-cell>
          <table:table-cell table:number-columns-repeated="3"/>
        </table:table-row>
        <table:table-row table:style-name="ro1">
          <table:table-cell office:value-type="float" office:value="49277" calcext:value-type="float">
            <text:p>49277</text:p>
          </table:table-cell>
          <table:table-cell table:formula="of:=HYPERLINK(CONCATENATE(&quot;https://bugs.freedesktop.org/show_bug.cgi?id=&quot;; [.A43]); [.A43])" office:value-type="float" office:value="49277" calcext:value-type="float">
            <text:p>49277</text:p>
          </table:table-cell>
          <table:table-cell table:number-columns-repeated="3"/>
        </table:table-row>
        <table:table-row table:style-name="ro1">
          <table:table-cell office:value-type="float" office:value="49291" calcext:value-type="float">
            <text:p>49291</text:p>
          </table:table-cell>
          <table:table-cell table:formula="of:=HYPERLINK(CONCATENATE(&quot;https://bugs.freedesktop.org/show_bug.cgi?id=&quot;; [.A44]); [.A44])" office:value-type="float" office:value="49291" calcext:value-type="float">
            <text:p>49291</text:p>
          </table:table-cell>
          <table:table-cell table:number-columns-repeated="3"/>
        </table:table-row>
        <table:table-row table:style-name="ro1">
          <table:table-cell office:value-type="float" office:value="49340" calcext:value-type="float">
            <text:p>49340</text:p>
          </table:table-cell>
          <table:table-cell table:formula="of:=HYPERLINK(CONCATENATE(&quot;https://bugs.freedesktop.org/show_bug.cgi?id=&quot;; [.A45]); [.A45])" office:value-type="float" office:value="49340" calcext:value-type="float">
            <text:p>49340</text:p>
          </table:table-cell>
          <table:table-cell table:number-columns-repeated="3"/>
        </table:table-row>
        <table:table-row table:style-name="ro1">
          <table:table-cell office:value-type="float" office:value="49806" calcext:value-type="float">
            <text:p>49806</text:p>
          </table:table-cell>
          <table:table-cell table:formula="of:=HYPERLINK(CONCATENATE(&quot;https://bugs.freedesktop.org/show_bug.cgi?id=&quot;; [.A46]); [.A46])" office:value-type="float" office:value="49806" calcext:value-type="float">
            <text:p>49806</text:p>
          </table:table-cell>
          <table:table-cell table:number-columns-repeated="3"/>
        </table:table-row>
        <table:table-row table:style-name="ro1">
          <table:table-cell office:value-type="float" office:value="49808" calcext:value-type="float">
            <text:p>49808</text:p>
          </table:table-cell>
          <table:table-cell table:formula="of:=HYPERLINK(CONCATENATE(&quot;https://bugs.freedesktop.org/show_bug.cgi?id=&quot;; [.A47]); [.A47])" office:value-type="float" office:value="49808" calcext:value-type="float">
            <text:p>49808</text:p>
          </table:table-cell>
          <table:table-cell table:number-columns-repeated="3"/>
        </table:table-row>
        <table:table-row table:style-name="ro1">
          <table:table-cell office:value-type="float" office:value="50137" calcext:value-type="float">
            <text:p>50137</text:p>
          </table:table-cell>
          <table:table-cell table:formula="of:=HYPERLINK(CONCATENATE(&quot;https://bugs.freedesktop.org/show_bug.cgi?id=&quot;; [.A48]); [.A48])" office:value-type="float" office:value="50137" calcext:value-type="float">
            <text:p>50137</text:p>
          </table:table-cell>
          <table:table-cell table:number-columns-repeated="3"/>
        </table:table-row>
        <table:table-row table:style-name="ro1">
          <table:table-cell office:value-type="float" office:value="50221" calcext:value-type="float">
            <text:p>50221</text:p>
          </table:table-cell>
          <table:table-cell table:formula="of:=HYPERLINK(CONCATENATE(&quot;https://bugs.freedesktop.org/show_bug.cgi?id=&quot;; [.A49]); [.A49])" office:value-type="float" office:value="50221" calcext:value-type="float">
            <text:p>50221</text:p>
          </table:table-cell>
          <table:table-cell table:number-columns-repeated="3"/>
        </table:table-row>
        <table:table-row table:style-name="ro1">
          <table:table-cell office:value-type="float" office:value="50284" calcext:value-type="float">
            <text:p>50284</text:p>
          </table:table-cell>
          <table:table-cell table:formula="of:=HYPERLINK(CONCATENATE(&quot;https://bugs.freedesktop.org/show_bug.cgi?id=&quot;; [.A50]); [.A50])" office:value-type="float" office:value="50284" calcext:value-type="float">
            <text:p>50284</text:p>
          </table:table-cell>
          <table:table-cell table:number-columns-repeated="3"/>
        </table:table-row>
        <table:table-row table:style-name="ro1">
          <table:table-cell office:value-type="float" office:value="50344" calcext:value-type="float">
            <text:p>50344</text:p>
          </table:table-cell>
          <table:table-cell table:formula="of:=HYPERLINK(CONCATENATE(&quot;https://bugs.freedesktop.org/show_bug.cgi?id=&quot;; [.A51]); [.A51])" office:value-type="float" office:value="50344" calcext:value-type="float">
            <text:p>50344</text:p>
          </table:table-cell>
          <table:table-cell table:number-columns-repeated="3"/>
        </table:table-row>
        <table:table-row table:style-name="ro1">
          <table:table-cell office:value-type="float" office:value="50386" calcext:value-type="float">
            <text:p>50386</text:p>
          </table:table-cell>
          <table:table-cell table:formula="of:=HYPERLINK(CONCATENATE(&quot;https://bugs.freedesktop.org/show_bug.cgi?id=&quot;; [.A52]); [.A52])" office:value-type="float" office:value="50386" calcext:value-type="float">
            <text:p>50386</text:p>
          </table:table-cell>
          <table:table-cell table:number-columns-repeated="3"/>
        </table:table-row>
        <table:table-row table:style-name="ro1">
          <table:table-cell office:value-type="float" office:value="50399" calcext:value-type="float">
            <text:p>50399</text:p>
          </table:table-cell>
          <table:table-cell table:formula="of:=HYPERLINK(CONCATENATE(&quot;https://bugs.freedesktop.org/show_bug.cgi?id=&quot;; [.A53]); [.A53])" office:value-type="float" office:value="50399" calcext:value-type="float">
            <text:p>50399</text:p>
          </table:table-cell>
          <table:table-cell table:number-columns-repeated="3"/>
        </table:table-row>
        <table:table-row table:style-name="ro1">
          <table:table-cell office:value-type="float" office:value="50438" calcext:value-type="float">
            <text:p>50438</text:p>
          </table:table-cell>
          <table:table-cell table:formula="of:=HYPERLINK(CONCATENATE(&quot;https://bugs.freedesktop.org/show_bug.cgi?id=&quot;; [.A54]); [.A54])" office:value-type="float" office:value="50438" calcext:value-type="float">
            <text:p>50438</text:p>
          </table:table-cell>
          <table:table-cell table:number-columns-repeated="3"/>
        </table:table-row>
        <table:table-row table:style-name="ro1">
          <table:table-cell office:value-type="float" office:value="50679" calcext:value-type="float">
            <text:p>50679</text:p>
          </table:table-cell>
          <table:table-cell table:formula="of:=HYPERLINK(CONCATENATE(&quot;https://bugs.freedesktop.org/show_bug.cgi?id=&quot;; [.A55]); [.A55])" office:value-type="float" office:value="50679" calcext:value-type="float">
            <text:p>50679</text:p>
          </table:table-cell>
          <table:table-cell table:number-columns-repeated="3"/>
        </table:table-row>
        <table:table-row table:style-name="ro1">
          <table:table-cell office:value-type="float" office:value="50783" calcext:value-type="float">
            <text:p>50783</text:p>
          </table:table-cell>
          <table:table-cell table:formula="of:=HYPERLINK(CONCATENATE(&quot;https://bugs.freedesktop.org/show_bug.cgi?id=&quot;; [.A56]); [.A56])" office:value-type="float" office:value="50783" calcext:value-type="float">
            <text:p>50783</text:p>
          </table:table-cell>
          <table:table-cell table:number-columns-repeated="3"/>
        </table:table-row>
        <table:table-row table:style-name="ro1">
          <table:table-cell office:value-type="float" office:value="50875" calcext:value-type="float">
            <text:p>50875</text:p>
          </table:table-cell>
          <table:table-cell table:formula="of:=HYPERLINK(CONCATENATE(&quot;https://bugs.freedesktop.org/show_bug.cgi?id=&quot;; [.A57]); [.A57])" office:value-type="float" office:value="50875" calcext:value-type="float">
            <text:p>50875</text:p>
          </table:table-cell>
          <table:table-cell table:number-columns-repeated="3"/>
        </table:table-row>
        <table:table-row table:style-name="ro1">
          <table:table-cell office:value-type="float" office:value="50911" calcext:value-type="float">
            <text:p>50911</text:p>
          </table:table-cell>
          <table:table-cell table:formula="of:=HYPERLINK(CONCATENATE(&quot;https://bugs.freedesktop.org/show_bug.cgi?id=&quot;; [.A58]); [.A58])" office:value-type="float" office:value="50911" calcext:value-type="float">
            <text:p>50911</text:p>
          </table:table-cell>
          <table:table-cell table:number-columns-repeated="3"/>
        </table:table-row>
        <table:table-row table:style-name="ro1">
          <table:table-cell office:value-type="float" office:value="50964" calcext:value-type="float">
            <text:p>50964</text:p>
          </table:table-cell>
          <table:table-cell table:formula="of:=HYPERLINK(CONCATENATE(&quot;https://bugs.freedesktop.org/show_bug.cgi?id=&quot;; [.A59]); [.A59])" office:value-type="float" office:value="50964" calcext:value-type="float">
            <text:p>50964</text:p>
          </table:table-cell>
          <table:table-cell table:number-columns-repeated="3"/>
        </table:table-row>
        <table:table-row table:style-name="ro1">
          <table:table-cell office:value-type="float" office:value="51023" calcext:value-type="float">
            <text:p>51023</text:p>
          </table:table-cell>
          <table:table-cell table:formula="of:=HYPERLINK(CONCATENATE(&quot;https://bugs.freedesktop.org/show_bug.cgi?id=&quot;; [.A60]); [.A60])" office:value-type="float" office:value="51023" calcext:value-type="float">
            <text:p>51023</text:p>
          </table:table-cell>
          <table:table-cell table:number-columns-repeated="3"/>
        </table:table-row>
        <table:table-row table:style-name="ro1">
          <table:table-cell office:value-type="float" office:value="51040" calcext:value-type="float">
            <text:p>51040</text:p>
          </table:table-cell>
          <table:table-cell table:formula="of:=HYPERLINK(CONCATENATE(&quot;https://bugs.freedesktop.org/show_bug.cgi?id=&quot;; [.A61]); [.A61])" office:value-type="float" office:value="51040" calcext:value-type="float">
            <text:p>51040</text:p>
          </table:table-cell>
          <table:table-cell table:number-columns-repeated="3"/>
        </table:table-row>
        <table:table-row table:style-name="ro1">
          <table:table-cell office:value-type="float" office:value="51115" calcext:value-type="float">
            <text:p>51115</text:p>
          </table:table-cell>
          <table:table-cell table:formula="of:=HYPERLINK(CONCATENATE(&quot;https://bugs.freedesktop.org/show_bug.cgi?id=&quot;; [.A62]); [.A62])" office:value-type="float" office:value="51115" calcext:value-type="float">
            <text:p>51115</text:p>
          </table:table-cell>
          <table:table-cell table:number-columns-repeated="3"/>
        </table:table-row>
        <table:table-row table:style-name="ro1">
          <table:table-cell office:value-type="float" office:value="51143" calcext:value-type="float">
            <text:p>51143</text:p>
          </table:table-cell>
          <table:table-cell table:formula="of:=HYPERLINK(CONCATENATE(&quot;https://bugs.freedesktop.org/show_bug.cgi?id=&quot;; [.A63]); [.A63])" office:value-type="float" office:value="51143" calcext:value-type="float">
            <text:p>51143</text:p>
          </table:table-cell>
          <table:table-cell table:number-columns-repeated="3"/>
        </table:table-row>
        <table:table-row table:style-name="ro1">
          <table:table-cell office:value-type="float" office:value="51179" calcext:value-type="float">
            <text:p>51179</text:p>
          </table:table-cell>
          <table:table-cell table:formula="of:=HYPERLINK(CONCATENATE(&quot;https://bugs.freedesktop.org/show_bug.cgi?id=&quot;; [.A64]); [.A64])" office:value-type="float" office:value="51179" calcext:value-type="float">
            <text:p>51179</text:p>
          </table:table-cell>
          <table:table-cell table:number-columns-repeated="3"/>
        </table:table-row>
        <table:table-row table:style-name="ro1">
          <table:table-cell office:value-type="float" office:value="51231" calcext:value-type="float">
            <text:p>51231</text:p>
          </table:table-cell>
          <table:table-cell table:formula="of:=HYPERLINK(CONCATENATE(&quot;https://bugs.freedesktop.org/show_bug.cgi?id=&quot;; [.A65]); [.A65])" office:value-type="float" office:value="51231" calcext:value-type="float">
            <text:p>51231</text:p>
          </table:table-cell>
          <table:table-cell table:number-columns-repeated="3"/>
        </table:table-row>
        <table:table-row table:style-name="ro1">
          <table:table-cell office:value-type="float" office:value="51252" calcext:value-type="float">
            <text:p>51252</text:p>
          </table:table-cell>
          <table:table-cell table:formula="of:=HYPERLINK(CONCATENATE(&quot;https://bugs.freedesktop.org/show_bug.cgi?id=&quot;; [.A66]); [.A66])" office:value-type="float" office:value="51252" calcext:value-type="float">
            <text:p>51252</text:p>
          </table:table-cell>
          <table:table-cell table:number-columns-repeated="3"/>
        </table:table-row>
        <table:table-row table:style-name="ro1">
          <table:table-cell office:value-type="float" office:value="51253" calcext:value-type="float">
            <text:p>51253</text:p>
          </table:table-cell>
          <table:table-cell table:formula="of:=HYPERLINK(CONCATENATE(&quot;https://bugs.freedesktop.org/show_bug.cgi?id=&quot;; [.A67]); [.A67])" office:value-type="float" office:value="51253" calcext:value-type="float">
            <text:p>51253</text:p>
          </table:table-cell>
          <table:table-cell table:number-columns-repeated="3"/>
        </table:table-row>
        <table:table-row table:style-name="ro1">
          <table:table-cell office:value-type="float" office:value="51278" calcext:value-type="float">
            <text:p>51278</text:p>
          </table:table-cell>
          <table:table-cell table:formula="of:=HYPERLINK(CONCATENATE(&quot;https://bugs.freedesktop.org/show_bug.cgi?id=&quot;; [.A68]); [.A68])" office:value-type="float" office:value="51278" calcext:value-type="float">
            <text:p>51278</text:p>
          </table:table-cell>
          <table:table-cell table:number-columns-repeated="3"/>
        </table:table-row>
        <table:table-row table:style-name="ro1">
          <table:table-cell office:value-type="float" office:value="51324" calcext:value-type="float">
            <text:p>51324</text:p>
          </table:table-cell>
          <table:table-cell table:formula="of:=HYPERLINK(CONCATENATE(&quot;https://bugs.freedesktop.org/show_bug.cgi?id=&quot;; [.A69]); [.A69])" office:value-type="float" office:value="51324" calcext:value-type="float">
            <text:p>51324</text:p>
          </table:table-cell>
          <table:table-cell table:number-columns-repeated="3"/>
        </table:table-row>
        <table:table-row table:style-name="ro1">
          <table:table-cell office:value-type="float" office:value="51326" calcext:value-type="float">
            <text:p>51326</text:p>
          </table:table-cell>
          <table:table-cell table:formula="of:=HYPERLINK(CONCATENATE(&quot;https://bugs.freedesktop.org/show_bug.cgi?id=&quot;; [.A70]); [.A70])" office:value-type="float" office:value="51326" calcext:value-type="float">
            <text:p>51326</text:p>
          </table:table-cell>
          <table:table-cell table:number-columns-repeated="3"/>
        </table:table-row>
        <table:table-row table:style-name="ro1">
          <table:table-cell office:value-type="float" office:value="51368" calcext:value-type="float">
            <text:p>51368</text:p>
          </table:table-cell>
          <table:table-cell table:formula="of:=HYPERLINK(CONCATENATE(&quot;https://bugs.freedesktop.org/show_bug.cgi?id=&quot;; [.A71]); [.A71])" office:value-type="float" office:value="51368" calcext:value-type="float">
            <text:p>51368</text:p>
          </table:table-cell>
          <table:table-cell table:number-columns-repeated="3"/>
        </table:table-row>
        <table:table-row table:style-name="ro1">
          <table:table-cell office:value-type="float" office:value="51507" calcext:value-type="float">
            <text:p>51507</text:p>
          </table:table-cell>
          <table:table-cell table:formula="of:=HYPERLINK(CONCATENATE(&quot;https://bugs.freedesktop.org/show_bug.cgi?id=&quot;; [.A72]); [.A72])" office:value-type="float" office:value="51507" calcext:value-type="float">
            <text:p>51507</text:p>
          </table:table-cell>
          <table:table-cell table:number-columns-repeated="3"/>
        </table:table-row>
        <table:table-row table:style-name="ro1">
          <table:table-cell office:value-type="float" office:value="51547" calcext:value-type="float">
            <text:p>51547</text:p>
          </table:table-cell>
          <table:table-cell table:formula="of:=HYPERLINK(CONCATENATE(&quot;https://bugs.freedesktop.org/show_bug.cgi?id=&quot;; [.A73]); [.A73])" office:value-type="float" office:value="51547" calcext:value-type="float">
            <text:p>51547</text:p>
          </table:table-cell>
          <table:table-cell table:number-columns-repeated="3"/>
        </table:table-row>
        <table:table-row table:style-name="ro1">
          <table:table-cell office:value-type="float" office:value="51550" calcext:value-type="float">
            <text:p>51550</text:p>
          </table:table-cell>
          <table:table-cell table:formula="of:=HYPERLINK(CONCATENATE(&quot;https://bugs.freedesktop.org/show_bug.cgi?id=&quot;; [.A74]); [.A74])" office:value-type="float" office:value="51550" calcext:value-type="float">
            <text:p>51550</text:p>
          </table:table-cell>
          <table:table-cell table:number-columns-repeated="3"/>
        </table:table-row>
        <table:table-row table:style-name="ro1">
          <table:table-cell office:value-type="float" office:value="51555" calcext:value-type="float">
            <text:p>51555</text:p>
          </table:table-cell>
          <table:table-cell table:formula="of:=HYPERLINK(CONCATENATE(&quot;https://bugs.freedesktop.org/show_bug.cgi?id=&quot;; [.A75]); [.A75])" office:value-type="float" office:value="51555" calcext:value-type="float">
            <text:p>51555</text:p>
          </table:table-cell>
          <table:table-cell table:number-columns-repeated="3"/>
        </table:table-row>
        <table:table-row table:style-name="ro1">
          <table:table-cell office:value-type="float" office:value="51582" calcext:value-type="float">
            <text:p>51582</text:p>
          </table:table-cell>
          <table:table-cell table:formula="of:=HYPERLINK(CONCATENATE(&quot;https://bugs.freedesktop.org/show_bug.cgi?id=&quot;; [.A76]); [.A76])" office:value-type="float" office:value="51582" calcext:value-type="float">
            <text:p>51582</text:p>
          </table:table-cell>
          <table:table-cell table:number-columns-repeated="3"/>
        </table:table-row>
        <table:table-row table:style-name="ro1">
          <table:table-cell office:value-type="float" office:value="51620" calcext:value-type="float">
            <text:p>51620</text:p>
          </table:table-cell>
          <table:table-cell table:formula="of:=HYPERLINK(CONCATENATE(&quot;https://bugs.freedesktop.org/show_bug.cgi?id=&quot;; [.A77]); [.A77])" office:value-type="float" office:value="51620" calcext:value-type="float">
            <text:p>51620</text:p>
          </table:table-cell>
          <table:table-cell table:number-columns-repeated="3"/>
        </table:table-row>
        <table:table-row table:style-name="ro1">
          <table:table-cell office:value-type="float" office:value="51659" calcext:value-type="float">
            <text:p>51659</text:p>
          </table:table-cell>
          <table:table-cell table:formula="of:=HYPERLINK(CONCATENATE(&quot;https://bugs.freedesktop.org/show_bug.cgi?id=&quot;; [.A78]); [.A78])" office:value-type="float" office:value="51659" calcext:value-type="float">
            <text:p>51659</text:p>
          </table:table-cell>
          <table:table-cell table:number-columns-repeated="3"/>
        </table:table-row>
        <table:table-row table:style-name="ro1">
          <table:table-cell office:value-type="float" office:value="51685" calcext:value-type="float">
            <text:p>51685</text:p>
          </table:table-cell>
          <table:table-cell table:formula="of:=HYPERLINK(CONCATENATE(&quot;https://bugs.freedesktop.org/show_bug.cgi?id=&quot;; [.A79]); [.A79])" office:value-type="float" office:value="51685" calcext:value-type="float">
            <text:p>51685</text:p>
          </table:table-cell>
          <table:table-cell table:number-columns-repeated="3"/>
        </table:table-row>
        <table:table-row table:style-name="ro1">
          <table:table-cell office:value-type="float" office:value="51772" calcext:value-type="float">
            <text:p>51772</text:p>
          </table:table-cell>
          <table:table-cell table:formula="of:=HYPERLINK(CONCATENATE(&quot;https://bugs.freedesktop.org/show_bug.cgi?id=&quot;; [.A80]); [.A80])" office:value-type="float" office:value="51772" calcext:value-type="float">
            <text:p>51772</text:p>
          </table:table-cell>
          <table:table-cell table:number-columns-repeated="3"/>
        </table:table-row>
        <table:table-row table:style-name="ro1">
          <table:table-cell office:value-type="float" office:value="51832" calcext:value-type="float">
            <text:p>51832</text:p>
          </table:table-cell>
          <table:table-cell table:formula="of:=HYPERLINK(CONCATENATE(&quot;https://bugs.freedesktop.org/show_bug.cgi?id=&quot;; [.A81]); [.A81])" office:value-type="float" office:value="51832" calcext:value-type="float">
            <text:p>51832</text:p>
          </table:table-cell>
          <table:table-cell table:number-columns-repeated="3"/>
        </table:table-row>
        <table:table-row table:style-name="ro1">
          <table:table-cell office:value-type="float" office:value="51859" calcext:value-type="float">
            <text:p>51859</text:p>
          </table:table-cell>
          <table:table-cell table:formula="of:=HYPERLINK(CONCATENATE(&quot;https://bugs.freedesktop.org/show_bug.cgi?id=&quot;; [.A82]); [.A82])" office:value-type="float" office:value="51859" calcext:value-type="float">
            <text:p>51859</text:p>
          </table:table-cell>
          <table:table-cell table:number-columns-repeated="3"/>
        </table:table-row>
        <table:table-row table:style-name="ro1">
          <table:table-cell office:value-type="float" office:value="51943" calcext:value-type="float">
            <text:p>51943</text:p>
          </table:table-cell>
          <table:table-cell table:formula="of:=HYPERLINK(CONCATENATE(&quot;https://bugs.freedesktop.org/show_bug.cgi?id=&quot;; [.A83]); [.A83])" office:value-type="float" office:value="51943" calcext:value-type="float">
            <text:p>51943</text:p>
          </table:table-cell>
          <table:table-cell table:number-columns-repeated="3"/>
        </table:table-row>
        <table:table-row table:style-name="ro1">
          <table:table-cell office:value-type="float" office:value="51976" calcext:value-type="float">
            <text:p>51976</text:p>
          </table:table-cell>
          <table:table-cell table:formula="of:=HYPERLINK(CONCATENATE(&quot;https://bugs.freedesktop.org/show_bug.cgi?id=&quot;; [.A84]); [.A84])" office:value-type="float" office:value="51976" calcext:value-type="float">
            <text:p>51976</text:p>
          </table:table-cell>
          <table:table-cell table:number-columns-repeated="3"/>
        </table:table-row>
        <table:table-row table:style-name="ro1">
          <table:table-cell office:value-type="float" office:value="52022" calcext:value-type="float">
            <text:p>52022</text:p>
          </table:table-cell>
          <table:table-cell table:formula="of:=HYPERLINK(CONCATENATE(&quot;https://bugs.freedesktop.org/show_bug.cgi?id=&quot;; [.A85]); [.A85])" office:value-type="float" office:value="52022" calcext:value-type="float">
            <text:p>52022</text:p>
          </table:table-cell>
          <table:table-cell table:number-columns-repeated="3"/>
        </table:table-row>
        <table:table-row table:style-name="ro1">
          <table:table-cell office:value-type="float" office:value="52078" calcext:value-type="float">
            <text:p>52078</text:p>
          </table:table-cell>
          <table:table-cell table:formula="of:=HYPERLINK(CONCATENATE(&quot;https://bugs.freedesktop.org/show_bug.cgi?id=&quot;; [.A86]); [.A86])" office:value-type="float" office:value="52078" calcext:value-type="float">
            <text:p>52078</text:p>
          </table:table-cell>
          <table:table-cell table:number-columns-repeated="3"/>
        </table:table-row>
        <table:table-row table:style-name="ro1">
          <table:table-cell office:value-type="float" office:value="52152" calcext:value-type="float">
            <text:p>52152</text:p>
          </table:table-cell>
          <table:table-cell table:formula="of:=HYPERLINK(CONCATENATE(&quot;https://bugs.freedesktop.org/show_bug.cgi?id=&quot;; [.A87]); [.A87])" office:value-type="float" office:value="52152" calcext:value-type="float">
            <text:p>52152</text:p>
          </table:table-cell>
          <table:table-cell table:number-columns-repeated="3"/>
        </table:table-row>
        <table:table-row table:style-name="ro1">
          <table:table-cell office:value-type="float" office:value="52159" calcext:value-type="float">
            <text:p>52159</text:p>
          </table:table-cell>
          <table:table-cell table:formula="of:=HYPERLINK(CONCATENATE(&quot;https://bugs.freedesktop.org/show_bug.cgi?id=&quot;; [.A88]); [.A88])" office:value-type="float" office:value="52159" calcext:value-type="float">
            <text:p>52159</text:p>
          </table:table-cell>
          <table:table-cell table:number-columns-repeated="3"/>
        </table:table-row>
        <table:table-row table:style-name="ro1">
          <table:table-cell office:value-type="float" office:value="52205" calcext:value-type="float">
            <text:p>52205</text:p>
          </table:table-cell>
          <table:table-cell table:formula="of:=HYPERLINK(CONCATENATE(&quot;https://bugs.freedesktop.org/show_bug.cgi?id=&quot;; [.A89]); [.A89])" office:value-type="float" office:value="52205" calcext:value-type="float">
            <text:p>52205</text:p>
          </table:table-cell>
          <table:table-cell table:number-columns-repeated="3"/>
        </table:table-row>
        <table:table-row table:style-name="ro1">
          <table:table-cell office:value-type="float" office:value="52240" calcext:value-type="float">
            <text:p>52240</text:p>
          </table:table-cell>
          <table:table-cell table:formula="of:=HYPERLINK(CONCATENATE(&quot;https://bugs.freedesktop.org/show_bug.cgi?id=&quot;; [.A90]); [.A90])" office:value-type="float" office:value="52240" calcext:value-type="float">
            <text:p>52240</text:p>
          </table:table-cell>
          <table:table-cell table:number-columns-repeated="3"/>
        </table:table-row>
        <table:table-row table:style-name="ro1">
          <table:table-cell office:value-type="float" office:value="52340" calcext:value-type="float">
            <text:p>52340</text:p>
          </table:table-cell>
          <table:table-cell table:formula="of:=HYPERLINK(CONCATENATE(&quot;https://bugs.freedesktop.org/show_bug.cgi?id=&quot;; [.A91]); [.A91])" office:value-type="float" office:value="52340" calcext:value-type="float">
            <text:p>52340</text:p>
          </table:table-cell>
          <table:table-cell table:number-columns-repeated="3"/>
        </table:table-row>
        <table:table-row table:style-name="ro1">
          <table:table-cell office:value-type="float" office:value="52393" calcext:value-type="float">
            <text:p>52393</text:p>
          </table:table-cell>
          <table:table-cell table:formula="of:=HYPERLINK(CONCATENATE(&quot;https://bugs.freedesktop.org/show_bug.cgi?id=&quot;; [.A92]); [.A92])" office:value-type="float" office:value="52393" calcext:value-type="float">
            <text:p>52393</text:p>
          </table:table-cell>
          <table:table-cell table:number-columns-repeated="3"/>
        </table:table-row>
        <table:table-row table:style-name="ro1">
          <table:table-cell office:value-type="float" office:value="52399" calcext:value-type="float">
            <text:p>52399</text:p>
          </table:table-cell>
          <table:table-cell table:formula="of:=HYPERLINK(CONCATENATE(&quot;https://bugs.freedesktop.org/show_bug.cgi?id=&quot;; [.A93]); [.A93])" office:value-type="float" office:value="52399" calcext:value-type="float">
            <text:p>52399</text:p>
          </table:table-cell>
          <table:table-cell table:number-columns-repeated="3"/>
        </table:table-row>
        <table:table-row table:style-name="ro1">
          <table:table-cell office:value-type="float" office:value="52447" calcext:value-type="float">
            <text:p>52447</text:p>
          </table:table-cell>
          <table:table-cell table:formula="of:=HYPERLINK(CONCATENATE(&quot;https://bugs.freedesktop.org/show_bug.cgi?id=&quot;; [.A94]); [.A94])" office:value-type="float" office:value="52447" calcext:value-type="float">
            <text:p>52447</text:p>
          </table:table-cell>
          <table:table-cell table:number-columns-repeated="3"/>
        </table:table-row>
        <table:table-row table:style-name="ro1">
          <table:table-cell office:value-type="float" office:value="52615" calcext:value-type="float">
            <text:p>52615</text:p>
          </table:table-cell>
          <table:table-cell table:formula="of:=HYPERLINK(CONCATENATE(&quot;https://bugs.freedesktop.org/show_bug.cgi?id=&quot;; [.A95]); [.A95])" office:value-type="float" office:value="52615" calcext:value-type="float">
            <text:p>52615</text:p>
          </table:table-cell>
          <table:table-cell table:number-columns-repeated="3"/>
        </table:table-row>
        <table:table-row table:style-name="ro1">
          <table:table-cell office:value-type="float" office:value="52639" calcext:value-type="float">
            <text:p>52639</text:p>
          </table:table-cell>
          <table:table-cell table:formula="of:=HYPERLINK(CONCATENATE(&quot;https://bugs.freedesktop.org/show_bug.cgi?id=&quot;; [.A96]); [.A96])" office:value-type="float" office:value="52639" calcext:value-type="float">
            <text:p>52639</text:p>
          </table:table-cell>
          <table:table-cell table:number-columns-repeated="3"/>
        </table:table-row>
        <table:table-row table:style-name="ro1">
          <table:table-cell office:value-type="float" office:value="52640" calcext:value-type="float">
            <text:p>52640</text:p>
          </table:table-cell>
          <table:table-cell table:formula="of:=HYPERLINK(CONCATENATE(&quot;https://bugs.freedesktop.org/show_bug.cgi?id=&quot;; [.A97]); [.A97])" office:value-type="float" office:value="52640" calcext:value-type="float">
            <text:p>52640</text:p>
          </table:table-cell>
          <table:table-cell table:number-columns-repeated="3"/>
        </table:table-row>
        <table:table-row table:style-name="ro1">
          <table:table-cell office:value-type="float" office:value="52998" calcext:value-type="float">
            <text:p>52998</text:p>
          </table:table-cell>
          <table:table-cell table:formula="of:=HYPERLINK(CONCATENATE(&quot;https://bugs.freedesktop.org/show_bug.cgi?id=&quot;; [.A98]); [.A98])" office:value-type="float" office:value="52998" calcext:value-type="float">
            <text:p>52998</text:p>
          </table:table-cell>
          <table:table-cell table:number-columns-repeated="3"/>
        </table:table-row>
        <table:table-row table:style-name="ro1">
          <table:table-cell office:value-type="float" office:value="52999" calcext:value-type="float">
            <text:p>52999</text:p>
          </table:table-cell>
          <table:table-cell table:formula="of:=HYPERLINK(CONCATENATE(&quot;https://bugs.freedesktop.org/show_bug.cgi?id=&quot;; [.A99]); [.A99])" office:value-type="float" office:value="52999" calcext:value-type="float">
            <text:p>52999</text:p>
          </table:table-cell>
          <table:table-cell table:number-columns-repeated="3"/>
        </table:table-row>
        <table:table-row table:style-name="ro1">
          <table:table-cell office:value-type="float" office:value="53006" calcext:value-type="float">
            <text:p>53006</text:p>
          </table:table-cell>
          <table:table-cell table:formula="of:=HYPERLINK(CONCATENATE(&quot;https://bugs.freedesktop.org/show_bug.cgi?id=&quot;; [.A100]); [.A100])" office:value-type="float" office:value="53006" calcext:value-type="float">
            <text:p>53006</text:p>
          </table:table-cell>
          <table:table-cell table:number-columns-repeated="3"/>
        </table:table-row>
        <table:table-row table:style-name="ro1">
          <table:table-cell office:value-type="float" office:value="53012" calcext:value-type="float">
            <text:p>53012</text:p>
          </table:table-cell>
          <table:table-cell table:formula="of:=HYPERLINK(CONCATENATE(&quot;https://bugs.freedesktop.org/show_bug.cgi?id=&quot;; [.A101]); [.A101])" office:value-type="float" office:value="53012" calcext:value-type="float">
            <text:p>53012</text:p>
          </table:table-cell>
          <table:table-cell table:number-columns-repeated="3"/>
        </table:table-row>
        <table:table-row table:style-name="ro1">
          <table:table-cell office:value-type="float" office:value="53030" calcext:value-type="float">
            <text:p>53030</text:p>
          </table:table-cell>
          <table:table-cell table:formula="of:=HYPERLINK(CONCATENATE(&quot;https://bugs.freedesktop.org/show_bug.cgi?id=&quot;; [.A102]); [.A102])" office:value-type="float" office:value="53030" calcext:value-type="float">
            <text:p>53030</text:p>
          </table:table-cell>
          <table:table-cell table:number-columns-repeated="3"/>
        </table:table-row>
        <table:table-row table:style-name="ro1">
          <table:table-cell office:value-type="float" office:value="53070" calcext:value-type="float">
            <text:p>53070</text:p>
          </table:table-cell>
          <table:table-cell table:formula="of:=HYPERLINK(CONCATENATE(&quot;https://bugs.freedesktop.org/show_bug.cgi?id=&quot;; [.A103]); [.A103])" office:value-type="float" office:value="53070" calcext:value-type="float">
            <text:p>53070</text:p>
          </table:table-cell>
          <table:table-cell table:number-columns-repeated="3"/>
        </table:table-row>
        <table:table-row table:style-name="ro1">
          <table:table-cell office:value-type="float" office:value="53089" calcext:value-type="float">
            <text:p>53089</text:p>
          </table:table-cell>
          <table:table-cell table:formula="of:=HYPERLINK(CONCATENATE(&quot;https://bugs.freedesktop.org/show_bug.cgi?id=&quot;; [.A104]); [.A104])" office:value-type="float" office:value="53089" calcext:value-type="float">
            <text:p>53089</text:p>
          </table:table-cell>
          <table:table-cell table:number-columns-repeated="3"/>
        </table:table-row>
        <table:table-row table:style-name="ro1">
          <table:table-cell office:value-type="float" office:value="53252" calcext:value-type="float">
            <text:p>53252</text:p>
          </table:table-cell>
          <table:table-cell table:formula="of:=HYPERLINK(CONCATENATE(&quot;https://bugs.freedesktop.org/show_bug.cgi?id=&quot;; [.A105]); [.A105])" office:value-type="float" office:value="53252" calcext:value-type="float">
            <text:p>53252</text:p>
          </table:table-cell>
          <table:table-cell table:number-columns-repeated="3"/>
        </table:table-row>
        <table:table-row table:style-name="ro1">
          <table:table-cell office:value-type="float" office:value="53325" calcext:value-type="float">
            <text:p>53325</text:p>
          </table:table-cell>
          <table:table-cell table:formula="of:=HYPERLINK(CONCATENATE(&quot;https://bugs.freedesktop.org/show_bug.cgi?id=&quot;; [.A106]); [.A106])" office:value-type="float" office:value="53325" calcext:value-type="float">
            <text:p>53325</text:p>
          </table:table-cell>
          <table:table-cell table:number-columns-repeated="3"/>
        </table:table-row>
        <table:table-row table:style-name="ro1">
          <table:table-cell office:value-type="float" office:value="53341" calcext:value-type="float">
            <text:p>53341</text:p>
          </table:table-cell>
          <table:table-cell table:formula="of:=HYPERLINK(CONCATENATE(&quot;https://bugs.freedesktop.org/show_bug.cgi?id=&quot;; [.A107]); [.A107])" office:value-type="float" office:value="53341" calcext:value-type="float">
            <text:p>53341</text:p>
          </table:table-cell>
          <table:table-cell table:number-columns-repeated="3"/>
        </table:table-row>
        <table:table-row table:style-name="ro1">
          <table:table-cell office:value-type="float" office:value="53365" calcext:value-type="float">
            <text:p>53365</text:p>
          </table:table-cell>
          <table:table-cell table:formula="of:=HYPERLINK(CONCATENATE(&quot;https://bugs.freedesktop.org/show_bug.cgi?id=&quot;; [.A108]); [.A108])" office:value-type="float" office:value="53365" calcext:value-type="float">
            <text:p>53365</text:p>
          </table:table-cell>
          <table:table-cell table:number-columns-repeated="3"/>
        </table:table-row>
        <table:table-row table:style-name="ro1">
          <table:table-cell office:value-type="float" office:value="53399" calcext:value-type="float">
            <text:p>53399</text:p>
          </table:table-cell>
          <table:table-cell table:formula="of:=HYPERLINK(CONCATENATE(&quot;https://bugs.freedesktop.org/show_bug.cgi?id=&quot;; [.A109]); [.A109])" office:value-type="float" office:value="53399" calcext:value-type="float">
            <text:p>53399</text:p>
          </table:table-cell>
          <table:table-cell table:number-columns-repeated="3"/>
        </table:table-row>
        <table:table-row table:style-name="ro1">
          <table:table-cell office:value-type="float" office:value="53474" calcext:value-type="float">
            <text:p>53474</text:p>
          </table:table-cell>
          <table:table-cell table:formula="of:=HYPERLINK(CONCATENATE(&quot;https://bugs.freedesktop.org/show_bug.cgi?id=&quot;; [.A110]); [.A110])" office:value-type="float" office:value="53474" calcext:value-type="float">
            <text:p>53474</text:p>
          </table:table-cell>
          <table:table-cell table:number-columns-repeated="3"/>
        </table:table-row>
        <table:table-row table:style-name="ro1">
          <table:table-cell office:value-type="float" office:value="53482" calcext:value-type="float">
            <text:p>53482</text:p>
          </table:table-cell>
          <table:table-cell table:formula="of:=HYPERLINK(CONCATENATE(&quot;https://bugs.freedesktop.org/show_bug.cgi?id=&quot;; [.A111]); [.A111])" office:value-type="float" office:value="53482" calcext:value-type="float">
            <text:p>53482</text:p>
          </table:table-cell>
          <table:table-cell table:number-columns-repeated="3"/>
        </table:table-row>
        <table:table-row table:style-name="ro1">
          <table:table-cell office:value-type="float" office:value="53557" calcext:value-type="float">
            <text:p>53557</text:p>
          </table:table-cell>
          <table:table-cell table:formula="of:=HYPERLINK(CONCATENATE(&quot;https://bugs.freedesktop.org/show_bug.cgi?id=&quot;; [.A112]); [.A112])" office:value-type="float" office:value="53557" calcext:value-type="float">
            <text:p>53557</text:p>
          </table:table-cell>
          <table:table-cell table:number-columns-repeated="3"/>
        </table:table-row>
        <table:table-row table:style-name="ro1">
          <table:table-cell office:value-type="float" office:value="53588" calcext:value-type="float">
            <text:p>53588</text:p>
          </table:table-cell>
          <table:table-cell table:formula="of:=HYPERLINK(CONCATENATE(&quot;https://bugs.freedesktop.org/show_bug.cgi?id=&quot;; [.A113]); [.A113])" office:value-type="float" office:value="53588" calcext:value-type="float">
            <text:p>53588</text:p>
          </table:table-cell>
          <table:table-cell table:number-columns-repeated="3"/>
        </table:table-row>
        <table:table-row table:style-name="ro1">
          <table:table-cell office:value-type="float" office:value="53640" calcext:value-type="float">
            <text:p>53640</text:p>
          </table:table-cell>
          <table:table-cell table:formula="of:=HYPERLINK(CONCATENATE(&quot;https://bugs.freedesktop.org/show_bug.cgi?id=&quot;; [.A114]); [.A114])" office:value-type="float" office:value="53640" calcext:value-type="float">
            <text:p>53640</text:p>
          </table:table-cell>
          <table:table-cell table:number-columns-repeated="3"/>
        </table:table-row>
        <table:table-row table:style-name="ro1">
          <table:table-cell office:value-type="float" office:value="53673" calcext:value-type="float">
            <text:p>53673</text:p>
          </table:table-cell>
          <table:table-cell table:formula="of:=HYPERLINK(CONCATENATE(&quot;https://bugs.freedesktop.org/show_bug.cgi?id=&quot;; [.A115]); [.A115])" office:value-type="float" office:value="53673" calcext:value-type="float">
            <text:p>53673</text:p>
          </table:table-cell>
          <table:table-cell table:number-columns-repeated="3"/>
        </table:table-row>
        <table:table-row table:style-name="ro1">
          <table:table-cell office:value-type="float" office:value="53839" calcext:value-type="float">
            <text:p>53839</text:p>
          </table:table-cell>
          <table:table-cell table:formula="of:=HYPERLINK(CONCATENATE(&quot;https://bugs.freedesktop.org/show_bug.cgi?id=&quot;; [.A116]); [.A116])" office:value-type="float" office:value="53839" calcext:value-type="float">
            <text:p>53839</text:p>
          </table:table-cell>
          <table:table-cell table:number-columns-repeated="3"/>
        </table:table-row>
        <table:table-row table:style-name="ro1">
          <table:table-cell office:value-type="float" office:value="53924" calcext:value-type="float">
            <text:p>53924</text:p>
          </table:table-cell>
          <table:table-cell table:formula="of:=HYPERLINK(CONCATENATE(&quot;https://bugs.freedesktop.org/show_bug.cgi?id=&quot;; [.A117]); [.A117])" office:value-type="float" office:value="53924" calcext:value-type="float">
            <text:p>53924</text:p>
          </table:table-cell>
          <table:table-cell table:number-columns-repeated="3"/>
        </table:table-row>
        <table:table-row table:style-name="ro1">
          <table:table-cell office:value-type="float" office:value="54018" calcext:value-type="float">
            <text:p>54018</text:p>
          </table:table-cell>
          <table:table-cell table:formula="of:=HYPERLINK(CONCATENATE(&quot;https://bugs.freedesktop.org/show_bug.cgi?id=&quot;; [.A118]); [.A118])" office:value-type="float" office:value="54018" calcext:value-type="float">
            <text:p>54018</text:p>
          </table:table-cell>
          <table:table-cell table:number-columns-repeated="3"/>
        </table:table-row>
        <table:table-row table:style-name="ro1">
          <table:table-cell office:value-type="float" office:value="54259" calcext:value-type="float">
            <text:p>54259</text:p>
          </table:table-cell>
          <table:table-cell table:formula="of:=HYPERLINK(CONCATENATE(&quot;https://bugs.freedesktop.org/show_bug.cgi?id=&quot;; [.A119]); [.A119])" office:value-type="float" office:value="54259" calcext:value-type="float">
            <text:p>54259</text:p>
          </table:table-cell>
          <table:table-cell table:number-columns-repeated="3"/>
        </table:table-row>
        <table:table-row table:style-name="ro1">
          <table:table-cell office:value-type="float" office:value="54264" calcext:value-type="float">
            <text:p>54264</text:p>
          </table:table-cell>
          <table:table-cell table:formula="of:=HYPERLINK(CONCATENATE(&quot;https://bugs.freedesktop.org/show_bug.cgi?id=&quot;; [.A120]); [.A120])" office:value-type="float" office:value="54264" calcext:value-type="float">
            <text:p>54264</text:p>
          </table:table-cell>
          <table:table-cell table:number-columns-repeated="3"/>
        </table:table-row>
        <table:table-row table:style-name="ro1">
          <table:table-cell office:value-type="float" office:value="54275" calcext:value-type="float">
            <text:p>54275</text:p>
          </table:table-cell>
          <table:table-cell table:formula="of:=HYPERLINK(CONCATENATE(&quot;https://bugs.freedesktop.org/show_bug.cgi?id=&quot;; [.A121]); [.A121])" office:value-type="float" office:value="54275" calcext:value-type="float">
            <text:p>54275</text:p>
          </table:table-cell>
          <table:table-cell table:number-columns-repeated="3"/>
        </table:table-row>
        <table:table-row table:style-name="ro1">
          <table:table-cell office:value-type="float" office:value="54498" calcext:value-type="float">
            <text:p>54498</text:p>
          </table:table-cell>
          <table:table-cell table:formula="of:=HYPERLINK(CONCATENATE(&quot;https://bugs.freedesktop.org/show_bug.cgi?id=&quot;; [.A122]); [.A122])" office:value-type="float" office:value="54498" calcext:value-type="float">
            <text:p>54498</text:p>
          </table:table-cell>
          <table:table-cell table:number-columns-repeated="3"/>
        </table:table-row>
        <table:table-row table:style-name="ro1">
          <table:table-cell office:value-type="float" office:value="54552" calcext:value-type="float">
            <text:p>54552</text:p>
          </table:table-cell>
          <table:table-cell table:formula="of:=HYPERLINK(CONCATENATE(&quot;https://bugs.freedesktop.org/show_bug.cgi?id=&quot;; [.A123]); [.A123])" office:value-type="float" office:value="54552" calcext:value-type="float">
            <text:p>54552</text:p>
          </table:table-cell>
          <table:table-cell table:number-columns-repeated="3"/>
        </table:table-row>
        <table:table-row table:style-name="ro1">
          <table:table-cell office:value-type="float" office:value="54621" calcext:value-type="float">
            <text:p>54621</text:p>
          </table:table-cell>
          <table:table-cell table:formula="of:=HYPERLINK(CONCATENATE(&quot;https://bugs.freedesktop.org/show_bug.cgi?id=&quot;; [.A124]); [.A124])" office:value-type="float" office:value="54621" calcext:value-type="float">
            <text:p>54621</text:p>
          </table:table-cell>
          <table:table-cell table:number-columns-repeated="3"/>
        </table:table-row>
        <table:table-row table:style-name="ro1">
          <table:table-cell office:value-type="float" office:value="54695" calcext:value-type="float">
            <text:p>54695</text:p>
          </table:table-cell>
          <table:table-cell table:formula="of:=HYPERLINK(CONCATENATE(&quot;https://bugs.freedesktop.org/show_bug.cgi?id=&quot;; [.A125]); [.A125])" office:value-type="float" office:value="54695" calcext:value-type="float">
            <text:p>54695</text:p>
          </table:table-cell>
          <table:table-cell table:number-columns-repeated="3"/>
        </table:table-row>
        <table:table-row table:style-name="ro1">
          <table:table-cell office:value-type="float" office:value="54719" calcext:value-type="float">
            <text:p>54719</text:p>
          </table:table-cell>
          <table:table-cell table:formula="of:=HYPERLINK(CONCATENATE(&quot;https://bugs.freedesktop.org/show_bug.cgi?id=&quot;; [.A126]); [.A126])" office:value-type="float" office:value="54719" calcext:value-type="float">
            <text:p>54719</text:p>
          </table:table-cell>
          <table:table-cell table:number-columns-repeated="3"/>
        </table:table-row>
        <table:table-row table:style-name="ro1">
          <table:table-cell office:value-type="float" office:value="54733" calcext:value-type="float">
            <text:p>54733</text:p>
          </table:table-cell>
          <table:table-cell table:formula="of:=HYPERLINK(CONCATENATE(&quot;https://bugs.freedesktop.org/show_bug.cgi?id=&quot;; [.A127]); [.A127])" office:value-type="float" office:value="54733" calcext:value-type="float">
            <text:p>54733</text:p>
          </table:table-cell>
          <table:table-cell table:number-columns-repeated="3"/>
        </table:table-row>
        <table:table-row table:style-name="ro1">
          <table:table-cell office:value-type="float" office:value="54748" calcext:value-type="float">
            <text:p>54748</text:p>
          </table:table-cell>
          <table:table-cell table:formula="of:=HYPERLINK(CONCATENATE(&quot;https://bugs.freedesktop.org/show_bug.cgi?id=&quot;; [.A128]); [.A128])" office:value-type="float" office:value="54748" calcext:value-type="float">
            <text:p>54748</text:p>
          </table:table-cell>
          <table:table-cell table:number-columns-repeated="3"/>
        </table:table-row>
        <table:table-row table:style-name="ro1">
          <table:table-cell office:value-type="float" office:value="54827" calcext:value-type="float">
            <text:p>54827</text:p>
          </table:table-cell>
          <table:table-cell table:formula="of:=HYPERLINK(CONCATENATE(&quot;https://bugs.freedesktop.org/show_bug.cgi?id=&quot;; [.A129]); [.A129])" office:value-type="float" office:value="54827" calcext:value-type="float">
            <text:p>54827</text:p>
          </table:table-cell>
          <table:table-cell table:number-columns-repeated="3"/>
        </table:table-row>
        <table:table-row table:style-name="ro1">
          <table:table-cell office:value-type="float" office:value="54859" calcext:value-type="float">
            <text:p>54859</text:p>
          </table:table-cell>
          <table:table-cell table:formula="of:=HYPERLINK(CONCATENATE(&quot;https://bugs.freedesktop.org/show_bug.cgi?id=&quot;; [.A130]); [.A130])" office:value-type="float" office:value="54859" calcext:value-type="float">
            <text:p>54859</text:p>
          </table:table-cell>
          <table:table-cell table:number-columns-repeated="3"/>
        </table:table-row>
        <table:table-row table:style-name="ro1">
          <table:table-cell office:value-type="float" office:value="54898" calcext:value-type="float">
            <text:p>54898</text:p>
          </table:table-cell>
          <table:table-cell table:formula="of:=HYPERLINK(CONCATENATE(&quot;https://bugs.freedesktop.org/show_bug.cgi?id=&quot;; [.A131]); [.A131])" office:value-type="float" office:value="54898" calcext:value-type="float">
            <text:p>54898</text:p>
          </table:table-cell>
          <table:table-cell table:number-columns-repeated="3"/>
        </table:table-row>
        <table:table-row table:style-name="ro1">
          <table:table-cell office:value-type="float" office:value="55043" calcext:value-type="float">
            <text:p>55043</text:p>
          </table:table-cell>
          <table:table-cell table:formula="of:=HYPERLINK(CONCATENATE(&quot;https://bugs.freedesktop.org/show_bug.cgi?id=&quot;; [.A132]); [.A132])" office:value-type="float" office:value="55043" calcext:value-type="float">
            <text:p>55043</text:p>
          </table:table-cell>
          <table:table-cell table:number-columns-repeated="3"/>
        </table:table-row>
        <table:table-row table:style-name="ro1">
          <table:table-cell office:value-type="float" office:value="55059" calcext:value-type="float">
            <text:p>55059</text:p>
          </table:table-cell>
          <table:table-cell table:formula="of:=HYPERLINK(CONCATENATE(&quot;https://bugs.freedesktop.org/show_bug.cgi?id=&quot;; [.A133]); [.A133])" office:value-type="float" office:value="55059" calcext:value-type="float">
            <text:p>55059</text:p>
          </table:table-cell>
          <table:table-cell table:number-columns-repeated="3"/>
        </table:table-row>
        <table:table-row table:style-name="ro1">
          <table:table-cell office:value-type="float" office:value="55345" calcext:value-type="float">
            <text:p>55345</text:p>
          </table:table-cell>
          <table:table-cell table:formula="of:=HYPERLINK(CONCATENATE(&quot;https://bugs.freedesktop.org/show_bug.cgi?id=&quot;; [.A134]); [.A134])" office:value-type="float" office:value="55345" calcext:value-type="float">
            <text:p>55345</text:p>
          </table:table-cell>
          <table:table-cell table:number-columns-repeated="3"/>
        </table:table-row>
        <table:table-row table:style-name="ro1">
          <table:table-cell office:value-type="float" office:value="55367" calcext:value-type="float">
            <text:p>55367</text:p>
          </table:table-cell>
          <table:table-cell table:formula="of:=HYPERLINK(CONCATENATE(&quot;https://bugs.freedesktop.org/show_bug.cgi?id=&quot;; [.A135]); [.A135])" office:value-type="float" office:value="55367" calcext:value-type="float">
            <text:p>55367</text:p>
          </table:table-cell>
          <table:table-cell table:number-columns-repeated="3"/>
        </table:table-row>
        <table:table-row table:style-name="ro1">
          <table:table-cell office:value-type="float" office:value="55369" calcext:value-type="float">
            <text:p>55369</text:p>
          </table:table-cell>
          <table:table-cell table:formula="of:=HYPERLINK(CONCATENATE(&quot;https://bugs.freedesktop.org/show_bug.cgi?id=&quot;; [.A136]); [.A136])" office:value-type="float" office:value="55369" calcext:value-type="float">
            <text:p>55369</text:p>
          </table:table-cell>
          <table:table-cell table:number-columns-repeated="3"/>
        </table:table-row>
        <table:table-row table:style-name="ro1">
          <table:table-cell office:value-type="float" office:value="55379" calcext:value-type="float">
            <text:p>55379</text:p>
          </table:table-cell>
          <table:table-cell table:formula="of:=HYPERLINK(CONCATENATE(&quot;https://bugs.freedesktop.org/show_bug.cgi?id=&quot;; [.A137]); [.A137])" office:value-type="float" office:value="55379" calcext:value-type="float">
            <text:p>55379</text:p>
          </table:table-cell>
          <table:table-cell table:number-columns-repeated="3"/>
        </table:table-row>
        <table:table-row table:style-name="ro1">
          <table:table-cell office:value-type="float" office:value="55633" calcext:value-type="float">
            <text:p>55633</text:p>
          </table:table-cell>
          <table:table-cell table:formula="of:=HYPERLINK(CONCATENATE(&quot;https://bugs.freedesktop.org/show_bug.cgi?id=&quot;; [.A138]); [.A138])" office:value-type="float" office:value="55633" calcext:value-type="float">
            <text:p>55633</text:p>
          </table:table-cell>
          <table:table-cell table:number-columns-repeated="3"/>
        </table:table-row>
        <table:table-row table:style-name="ro1">
          <table:table-cell office:value-type="float" office:value="55710" calcext:value-type="float">
            <text:p>55710</text:p>
          </table:table-cell>
          <table:table-cell table:formula="of:=HYPERLINK(CONCATENATE(&quot;https://bugs.freedesktop.org/show_bug.cgi?id=&quot;; [.A139]); [.A139])" office:value-type="float" office:value="55710" calcext:value-type="float">
            <text:p>55710</text:p>
          </table:table-cell>
          <table:table-cell table:number-columns-repeated="3"/>
        </table:table-row>
        <table:table-row table:style-name="ro1">
          <table:table-cell office:value-type="float" office:value="55711" calcext:value-type="float">
            <text:p>55711</text:p>
          </table:table-cell>
          <table:table-cell table:formula="of:=HYPERLINK(CONCATENATE(&quot;https://bugs.freedesktop.org/show_bug.cgi?id=&quot;; [.A140]); [.A140])" office:value-type="float" office:value="55711" calcext:value-type="float">
            <text:p>55711</text:p>
          </table:table-cell>
          <table:table-cell table:number-columns-repeated="3"/>
        </table:table-row>
        <table:table-row table:style-name="ro1">
          <table:table-cell office:value-type="float" office:value="55814" calcext:value-type="float">
            <text:p>55814</text:p>
          </table:table-cell>
          <table:table-cell table:formula="of:=HYPERLINK(CONCATENATE(&quot;https://bugs.freedesktop.org/show_bug.cgi?id=&quot;; [.A141]); [.A141])" office:value-type="float" office:value="55814" calcext:value-type="float">
            <text:p>55814</text:p>
          </table:table-cell>
          <table:table-cell table:number-columns-repeated="3"/>
        </table:table-row>
        <table:table-row table:style-name="ro1">
          <table:table-cell office:value-type="float" office:value="55842" calcext:value-type="float">
            <text:p>55842</text:p>
          </table:table-cell>
          <table:table-cell table:formula="of:=HYPERLINK(CONCATENATE(&quot;https://bugs.freedesktop.org/show_bug.cgi?id=&quot;; [.A142]); [.A142])" office:value-type="float" office:value="55842" calcext:value-type="float">
            <text:p>55842</text:p>
          </table:table-cell>
          <table:table-cell table:number-columns-repeated="3"/>
        </table:table-row>
        <table:table-row table:style-name="ro1">
          <table:table-cell office:value-type="float" office:value="55939" calcext:value-type="float">
            <text:p>55939</text:p>
          </table:table-cell>
          <table:table-cell table:formula="of:=HYPERLINK(CONCATENATE(&quot;https://bugs.freedesktop.org/show_bug.cgi?id=&quot;; [.A143]); [.A143])" office:value-type="float" office:value="55939" calcext:value-type="float">
            <text:p>55939</text:p>
          </table:table-cell>
          <table:table-cell table:number-columns-repeated="3"/>
        </table:table-row>
        <table:table-row table:style-name="ro1">
          <table:table-cell office:value-type="float" office:value="56205" calcext:value-type="float">
            <text:p>56205</text:p>
          </table:table-cell>
          <table:table-cell table:formula="of:=HYPERLINK(CONCATENATE(&quot;https://bugs.freedesktop.org/show_bug.cgi?id=&quot;; [.A144]); [.A144])" office:value-type="float" office:value="56205" calcext:value-type="float">
            <text:p>56205</text:p>
          </table:table-cell>
          <table:table-cell table:number-columns-repeated="3"/>
        </table:table-row>
        <table:table-row table:style-name="ro1">
          <table:table-cell office:value-type="float" office:value="56278" calcext:value-type="float">
            <text:p>56278</text:p>
          </table:table-cell>
          <table:table-cell table:formula="of:=HYPERLINK(CONCATENATE(&quot;https://bugs.freedesktop.org/show_bug.cgi?id=&quot;; [.A145]); [.A145])" office:value-type="float" office:value="56278" calcext:value-type="float">
            <text:p>56278</text:p>
          </table:table-cell>
          <table:table-cell table:number-columns-repeated="3"/>
        </table:table-row>
        <table:table-row table:style-name="ro1">
          <table:table-cell office:value-type="float" office:value="56316" calcext:value-type="float">
            <text:p>56316</text:p>
          </table:table-cell>
          <table:table-cell table:formula="of:=HYPERLINK(CONCATENATE(&quot;https://bugs.freedesktop.org/show_bug.cgi?id=&quot;; [.A146]); [.A146])" office:value-type="float" office:value="56316" calcext:value-type="float">
            <text:p>56316</text:p>
          </table:table-cell>
          <table:table-cell table:number-columns-repeated="3"/>
        </table:table-row>
        <table:table-row table:style-name="ro1">
          <table:table-cell office:value-type="float" office:value="56325" calcext:value-type="float">
            <text:p>56325</text:p>
          </table:table-cell>
          <table:table-cell table:formula="of:=HYPERLINK(CONCATENATE(&quot;https://bugs.freedesktop.org/show_bug.cgi?id=&quot;; [.A147]); [.A147])" office:value-type="float" office:value="56325" calcext:value-type="float">
            <text:p>56325</text:p>
          </table:table-cell>
          <table:table-cell table:number-columns-repeated="3"/>
        </table:table-row>
        <table:table-row table:style-name="ro1">
          <table:table-cell office:value-type="float" office:value="56742" calcext:value-type="float">
            <text:p>56742</text:p>
          </table:table-cell>
          <table:table-cell table:formula="of:=HYPERLINK(CONCATENATE(&quot;https://bugs.freedesktop.org/show_bug.cgi?id=&quot;; [.A148]); [.A148])" office:value-type="float" office:value="56742" calcext:value-type="float">
            <text:p>56742</text:p>
          </table:table-cell>
          <table:table-cell table:number-columns-repeated="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formula="of:=HYPERLINK(CONCATENATE(&quot;https://bugs.freedesktop.org/show_bug.cgi?id=&quot;; [.A149]); [.A149])" office:value-type="float" office:value="56960" calcext:value-type="float">
            <text:p>56960</text:p>
          </table:table-cell>
          <table:table-cell table:number-columns-repeated="3"/>
        </table:table-row>
        <table:table-row table:style-name="ro1">
          <table:table-cell office:value-type="float" office:value="57176" calcext:value-type="float">
            <text:p>57176</text:p>
          </table:table-cell>
          <table:table-cell table:formula="of:=HYPERLINK(CONCATENATE(&quot;https://bugs.freedesktop.org/show_bug.cgi?id=&quot;; [.A150]); [.A150])" office:value-type="float" office:value="57176" calcext:value-type="float">
            <text:p>57176</text:p>
          </table:table-cell>
          <table:table-cell table:number-columns-repeated="3"/>
        </table:table-row>
        <table:table-row table:style-name="ro1">
          <table:table-cell office:value-type="float" office:value="57203" calcext:value-type="float">
            <text:p>57203</text:p>
          </table:table-cell>
          <table:table-cell table:formula="of:=HYPERLINK(CONCATENATE(&quot;https://bugs.freedesktop.org/show_bug.cgi?id=&quot;; [.A151]); [.A151])" office:value-type="float" office:value="57203" calcext:value-type="float">
            <text:p>57203</text:p>
          </table:table-cell>
          <table:table-cell table:number-columns-repeated="3"/>
        </table:table-row>
        <table:table-row table:style-name="ro1">
          <table:table-cell office:value-type="float" office:value="57311" calcext:value-type="float">
            <text:p>57311</text:p>
          </table:table-cell>
          <table:table-cell table:formula="of:=HYPERLINK(CONCATENATE(&quot;https://bugs.freedesktop.org/show_bug.cgi?id=&quot;; [.A152]); [.A152])" office:value-type="float" office:value="57311" calcext:value-type="float">
            <text:p>57311</text:p>
          </table:table-cell>
          <table:table-cell table:number-columns-repeated="3"/>
        </table:table-row>
        <table:table-row table:style-name="ro1">
          <table:table-cell office:value-type="float" office:value="57661" calcext:value-type="float">
            <text:p>57661</text:p>
          </table:table-cell>
          <table:table-cell table:formula="of:=HYPERLINK(CONCATENATE(&quot;https://bugs.freedesktop.org/show_bug.cgi?id=&quot;; [.A153]); [.A153])" office:value-type="float" office:value="57661" calcext:value-type="float">
            <text:p>57661</text:p>
          </table:table-cell>
          <table:table-cell table:number-columns-repeated="3"/>
        </table:table-row>
        <table:table-row table:style-name="ro1">
          <table:table-cell office:value-type="float" office:value="57738" calcext:value-type="float">
            <text:p>57738</text:p>
          </table:table-cell>
          <table:table-cell table:formula="of:=HYPERLINK(CONCATENATE(&quot;https://bugs.freedesktop.org/show_bug.cgi?id=&quot;; [.A154]); [.A154])" office:value-type="float" office:value="57738" calcext:value-type="float">
            <text:p>57738</text:p>
          </table:table-cell>
          <table:table-cell table:number-columns-repeated="3"/>
        </table:table-row>
        <table:table-row table:style-name="ro1">
          <table:table-cell office:value-type="float" office:value="58278" calcext:value-type="float">
            <text:p>58278</text:p>
          </table:table-cell>
          <table:table-cell table:formula="of:=HYPERLINK(CONCATENATE(&quot;https://bugs.freedesktop.org/show_bug.cgi?id=&quot;; [.A155]); [.A155])" office:value-type="float" office:value="58278" calcext:value-type="float">
            <text:p>58278</text:p>
          </table:table-cell>
          <table:table-cell table:number-columns-repeated="3"/>
        </table:table-row>
        <table:table-row table:style-name="ro1">
          <table:table-cell office:value-type="float" office:value="58283" calcext:value-type="float">
            <text:p>58283</text:p>
          </table:table-cell>
          <table:table-cell table:formula="of:=HYPERLINK(CONCATENATE(&quot;https://bugs.freedesktop.org/show_bug.cgi?id=&quot;; [.A156]); [.A156])" office:value-type="float" office:value="58283" calcext:value-type="float">
            <text:p>58283</text:p>
          </table:table-cell>
          <table:table-cell table:number-columns-repeated="3"/>
        </table:table-row>
        <table:table-row table:style-name="ro1">
          <table:table-cell office:value-type="float" office:value="58480" calcext:value-type="float">
            <text:p>58480</text:p>
          </table:table-cell>
          <table:table-cell table:formula="of:=HYPERLINK(CONCATENATE(&quot;https://bugs.freedesktop.org/show_bug.cgi?id=&quot;; [.A157]); [.A157])" office:value-type="float" office:value="58480" calcext:value-type="float">
            <text:p>58480</text:p>
          </table:table-cell>
          <table:table-cell table:number-columns-repeated="3"/>
        </table:table-row>
        <table:table-row table:style-name="ro1">
          <table:table-cell office:value-type="float" office:value="58577" calcext:value-type="float">
            <text:p>58577</text:p>
          </table:table-cell>
          <table:table-cell table:formula="of:=HYPERLINK(CONCATENATE(&quot;https://bugs.freedesktop.org/show_bug.cgi?id=&quot;; [.A158]); [.A158])" office:value-type="float" office:value="58577" calcext:value-type="float">
            <text:p>58577</text:p>
          </table:table-cell>
          <table:table-cell table:number-columns-repeated="3"/>
        </table:table-row>
        <table:table-row table:style-name="ro1">
          <table:table-cell office:value-type="float" office:value="58819" calcext:value-type="float">
            <text:p>58819</text:p>
          </table:table-cell>
          <table:table-cell table:formula="of:=HYPERLINK(CONCATENATE(&quot;https://bugs.freedesktop.org/show_bug.cgi?id=&quot;; [.A159]); [.A159])" office:value-type="float" office:value="58819" calcext:value-type="float">
            <text:p>58819</text:p>
          </table:table-cell>
          <table:table-cell table:number-columns-repeated="3"/>
        </table:table-row>
        <table:table-row table:style-name="ro1">
          <table:table-cell office:value-type="float" office:value="58893" calcext:value-type="float">
            <text:p>58893</text:p>
          </table:table-cell>
          <table:table-cell table:formula="of:=HYPERLINK(CONCATENATE(&quot;https://bugs.freedesktop.org/show_bug.cgi?id=&quot;; [.A160]); [.A160])" office:value-type="float" office:value="58893" calcext:value-type="float">
            <text:p>58893</text:p>
          </table:table-cell>
          <table:table-cell table:number-columns-repeated="3"/>
        </table:table-row>
        <table:table-row table:style-name="ro1">
          <table:table-cell office:value-type="float" office:value="60549" calcext:value-type="float">
            <text:p>60549</text:p>
          </table:table-cell>
          <table:table-cell table:formula="of:=HYPERLINK(CONCATENATE(&quot;https://bugs.freedesktop.org/show_bug.cgi?id=&quot;; [.A161]); [.A161])" office:value-type="float" office:value="60549" calcext:value-type="float">
            <text:p>60549</text:p>
          </table:table-cell>
          <table:table-cell table:number-columns-repeated="3"/>
        </table:table-row>
        <table:table-row table:style-name="ro1">
          <table:table-cell office:value-type="float" office:value="61186" calcext:value-type="float">
            <text:p>61186</text:p>
          </table:table-cell>
          <table:table-cell table:formula="of:=HYPERLINK(CONCATENATE(&quot;https://bugs.freedesktop.org/show_bug.cgi?id=&quot;; [.A162]); [.A162])" office:value-type="float" office:value="61186" calcext:value-type="float">
            <text:p>61186</text:p>
          </table:table-cell>
          <table:table-cell table:number-columns-repeated="3"/>
        </table:table-row>
        <table:table-row table:style-name="ro1">
          <table:table-cell office:value-type="float" office:value="61903" calcext:value-type="float">
            <text:p>61903</text:p>
          </table:table-cell>
          <table:table-cell table:formula="of:=HYPERLINK(CONCATENATE(&quot;https://bugs.freedesktop.org/show_bug.cgi?id=&quot;; [.A163]); [.A163])" office:value-type="float" office:value="61903" calcext:value-type="float">
            <text:p>61903</text:p>
          </table:table-cell>
          <table:table-cell table:number-columns-repeated="3"/>
        </table:table-row>
        <table:table-row table:style-name="ro1">
          <table:table-cell office:value-type="float" office:value="62729" calcext:value-type="float">
            <text:p>62729</text:p>
          </table:table-cell>
          <table:table-cell table:formula="of:=HYPERLINK(CONCATENATE(&quot;https://bugs.freedesktop.org/show_bug.cgi?id=&quot;; [.A164]); [.A164])" office:value-type="float" office:value="62729" calcext:value-type="float">
            <text:p>62729</text:p>
          </table:table-cell>
          <table:table-cell table:number-columns-repeated="3"/>
        </table:table-row>
        <table:table-row table:style-name="ro1">
          <table:table-cell office:value-type="float" office:value="63254" calcext:value-type="float">
            <text:p>63254</text:p>
          </table:table-cell>
          <table:table-cell table:formula="of:=HYPERLINK(CONCATENATE(&quot;https://bugs.freedesktop.org/show_bug.cgi?id=&quot;; [.A165]); [.A165])" office:value-type="float" office:value="63254" calcext:value-type="float">
            <text:p>63254</text:p>
          </table:table-cell>
          <table:table-cell table:number-columns-repeated="3"/>
        </table:table-row>
        <table:table-row table:style-name="ro1">
          <table:table-cell office:value-type="float" office:value="63647" calcext:value-type="float">
            <text:p>63647</text:p>
          </table:table-cell>
          <table:table-cell table:formula="of:=HYPERLINK(CONCATENATE(&quot;https://bugs.freedesktop.org/show_bug.cgi?id=&quot;; [.A166]); [.A166])" office:value-type="float" office:value="63647" calcext:value-type="float">
            <text:p>63647</text:p>
          </table:table-cell>
          <table:table-cell table:number-columns-repeated="3"/>
        </table:table-row>
        <table:table-row table:style-name="ro1">
          <table:table-cell office:value-type="float" office:value="65082" calcext:value-type="float">
            <text:p>65082</text:p>
          </table:table-cell>
          <table:table-cell table:formula="of:=HYPERLINK(CONCATENATE(&quot;https://bugs.freedesktop.org/show_bug.cgi?id=&quot;; [.A167]); [.A167])" office:value-type="float" office:value="65082" calcext:value-type="float">
            <text:p>65082</text:p>
          </table:table-cell>
          <table:table-cell table:number-columns-repeated="3"/>
        </table:table-row>
        <table:table-row table:style-name="ro1" table:number-rows-repeated="104840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IPA Pゴシック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uhiko Ogasawara</meta:initial-creator>
    <meta:creation-date>2013-08-24T20:27:25.341317772</meta:creation-date>
    <meta:generator>LibreOffice/4.1.0.4$Linux_x86 LibreOffice_project/410m0$Build-4</meta:generator>
    <dc:date>2013-08-26T22:29:36.338642691</dc:date>
    <dc:creator>Naruhiko Ogasawara</dc:creator>
    <meta:editing-duration>P0D</meta:editing-duration>
    <meta:editing-cycles>1</meta:editing-cycles>
    <meta:document-statistic meta:table-count="2" meta:cell-count="434" meta:object-count="0"/>
  </office:meta>
</office:document-meta>
</file>